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Liberation Serif" fo:font-size="16pt" fo:language="eu" fo:country="ES" fo:font-style="italic" fo:font-weight="normal" officeooo:paragraph-rsid="0016e772" style:font-size-asian="16pt" style:font-style-asian="italic" style:font-weight-asian="normal" style:font-size-complex="16pt"/>
    </style:style>
    <style:style style:name="P4" style:family="paragraph" style:parent-style-name="Standard">
      <style:paragraph-properties fo:text-align="center" style:justify-single-word="false"/>
      <style:text-properties style:font-name="Liberation Serif" fo:font-size="24pt" fo:language="eu" fo:country="ES" fo:font-style="italic" fo:font-weight="normal" officeooo:rsid="00197b35" officeooo:paragraph-rsid="0016e772" style:font-size-asian="24pt" style:font-style-asian="italic" style:font-weight-asian="normal" style:font-size-complex="24pt"/>
    </style:style>
    <style:style style:name="P5" style:family="paragraph" style:parent-style-name="Standard">
      <style:paragraph-properties fo:text-align="center" style:justify-single-word="false"/>
      <style:text-properties style:font-name="Liberation Serif" fo:font-size="24pt" fo:language="eu" fo:country="ES" fo:font-style="italic" fo:font-weight="normal" style:font-size-asian="24pt" style:font-style-asian="italic" style:font-weight-asian="normal" style:font-size-complex="24pt"/>
    </style:style>
    <style:style style:name="P6"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paragraph-rsid="00197b35" style:font-size-asian="26pt" style:font-style-asian="italic" style:font-weight-asian="normal" style:font-size-complex="26pt"/>
    </style:style>
    <style:style style:name="P7" style:family="paragraph" style:parent-style-name="Standard">
      <style:paragraph-properties fo:text-align="center" style:justify-single-word="false"/>
      <style:text-properties style:font-name="Liberation Serif" fo:font-size="26pt" fo:language="eu" fo:country="ES" fo:font-style="italic" style:text-underline-style="solid" style:text-underline-width="auto" style:text-underline-color="font-color" fo:font-weight="normal" officeooo:rsid="00197b35" officeooo:paragraph-rsid="00197b35" style:font-size-asian="26pt" style:font-style-asian="italic" style:font-weight-asian="normal" style:font-size-complex="26pt"/>
    </style:style>
    <style:style style:name="P8" style:family="paragraph" style:parent-style-name="Standard">
      <style:paragraph-properties fo:text-align="center" style:justify-single-word="false"/>
      <style:text-properties style:font-name="Liberation Serif" fo:font-size="18pt" fo:language="eu" fo:country="ES" officeooo:paragraph-rsid="0016e772" style:font-size-asian="18pt" style:font-size-complex="18pt"/>
    </style:style>
    <style:style style:name="P9" style:family="paragraph" style:parent-style-name="Standard">
      <style:text-properties style:font-name="Liberation Serif" fo:language="eu" fo:country="ES" officeooo:rsid="00063d1e" officeooo:paragraph-rsid="00063d1e"/>
    </style:style>
    <style:style style:name="P10" style:family="paragraph" style:parent-style-name="Standard">
      <style:text-properties style:font-name="Liberation Serif" fo:language="eu" fo:country="ES" officeooo:rsid="00063d1e" officeooo:paragraph-rsid="000e4b40"/>
    </style:style>
    <style:style style:name="P11" style:family="paragraph" style:parent-style-name="Standard">
      <style:paragraph-properties fo:text-align="justify" style:justify-single-word="false"/>
      <style:text-properties style:font-name="Liberation Serif" fo:language="eu" fo:country="ES" officeooo:rsid="00063d1e" officeooo:paragraph-rsid="000e4b40"/>
    </style:style>
    <style:style style:name="P12" style:family="paragraph" style:parent-style-name="Standard">
      <style:paragraph-properties fo:text-align="justify" style:justify-single-word="false"/>
      <style:text-properties style:font-name="Liberation Serif" fo:language="eu" fo:country="ES" officeooo:rsid="00063d1e" officeooo:paragraph-rsid="00063d1e"/>
    </style:style>
    <style:style style:name="P13" style:family="paragraph" style:parent-style-name="Standard">
      <style:paragraph-properties fo:text-align="justify" style:justify-single-word="false"/>
      <style:text-properties style:font-name="Liberation Serif" fo:language="eu" fo:country="ES" officeooo:rsid="00063d1e" officeooo:paragraph-rsid="000e7569"/>
    </style:style>
    <style:style style:name="P14" style:family="paragraph" style:parent-style-name="Standard">
      <style:paragraph-properties fo:text-align="justify" style:justify-single-word="false"/>
      <style:text-properties style:font-name="Liberation Serif" fo:language="eu" fo:country="ES" officeooo:rsid="00063d1e" officeooo:paragraph-rsid="0008914f"/>
    </style:style>
    <style:style style:name="P15" style:family="paragraph" style:parent-style-name="Standard">
      <style:text-properties style:font-name="Liberation Serif" fo:language="eu" fo:country="ES" officeooo:rsid="00063d1e" officeooo:paragraph-rsid="000e7569"/>
    </style:style>
    <style:style style:name="P16" style:family="paragraph" style:parent-style-name="Standard">
      <style:text-properties style:font-name="Liberation Serif" fo:language="eu" fo:country="ES" officeooo:rsid="00063d1e" officeooo:paragraph-rsid="0008914f"/>
    </style:style>
    <style:style style:name="P17" style:family="paragraph" style:parent-style-name="Standard">
      <style:text-properties style:font-name="Liberation Serif" fo:language="eu" fo:country="ES" officeooo:rsid="0008914f" officeooo:paragraph-rsid="0008914f"/>
    </style:style>
    <style:style style:name="P18" style:family="paragraph" style:parent-style-name="Standard">
      <style:text-properties fo:color="#000000" style:font-name="Liberation Serif" fo:language="eu" fo:country="ES" officeooo:rsid="0008914f" officeooo:paragraph-rsid="0008914f"/>
    </style:style>
    <style:style style:name="P19" style:family="paragraph" style:parent-style-name="Standard">
      <style:text-properties fo:color="#000000" style:font-name="Liberation Serif" fo:language="eu" fo:country="ES" officeooo:rsid="0008914f" officeooo:paragraph-rsid="000c7890"/>
    </style:style>
    <style:style style:name="P20" style:family="paragraph" style:parent-style-name="Standard">
      <style:text-properties fo:color="#000000" style:font-name="Liberation Serif" fo:language="eu" fo:country="ES" officeooo:rsid="002d059a" officeooo:paragraph-rsid="003012d5"/>
    </style:style>
    <style:style style:name="P21" style:family="paragraph" style:parent-style-name="Standard">
      <style:text-properties fo:color="#000000" style:font-name="Liberation Serif" fo:language="eu" fo:country="ES" officeooo:rsid="002d059a" officeooo:paragraph-rsid="0032c76d"/>
    </style:style>
    <style:style style:name="P22" style:family="paragraph" style:parent-style-name="Standard">
      <style:text-properties fo:color="#000000" style:font-name="Liberation Serif" fo:language="eu" fo:country="ES" officeooo:rsid="002d059a" officeooo:paragraph-rsid="003465c9"/>
    </style:style>
    <style:style style:name="P23" style:family="paragraph" style:parent-style-name="Standard">
      <style:text-properties fo:color="#000000" style:font-name="Liberation Serif" fo:language="eu" fo:country="ES" officeooo:rsid="002d059a" officeooo:paragraph-rsid="00358647"/>
    </style:style>
    <style:style style:name="P24" style:family="paragraph" style:parent-style-name="Standard">
      <style:text-properties fo:language="eu" fo:country="ES" officeooo:paragraph-rsid="003af9e4"/>
    </style:style>
    <style:style style:name="P25" style:family="paragraph" style:parent-style-name="Standard">
      <style:paragraph-properties fo:text-align="center" style:justify-single-word="false"/>
      <style:text-properties style:font-name="Courier 10 Pitch" fo:language="eu" fo:country="ES" officeooo:paragraph-rsid="003af9e4"/>
    </style:style>
    <style:style style:name="P26" style:family="paragraph" style:parent-style-name="Text_20_body">
      <style:text-properties style:font-name="Liberation Serif" fo:language="eu" fo:country="ES" officeooo:rsid="000e4b40" officeooo:paragraph-rsid="000e4b40"/>
    </style:style>
    <style:style style:name="P27" style:family="paragraph" style:parent-style-name="Text_20_body">
      <style:text-properties style:font-name="Liberation Serif" fo:language="eu" fo:country="ES" officeooo:paragraph-rsid="000e4b40"/>
    </style:style>
    <style:style style:name="P28" style:family="paragraph" style:parent-style-name="Text_20_body">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color="#000000" style:font-name="Liberation Serif" fo:language="eu" fo:country="ES" officeooo:rsid="000e4b40" officeooo:paragraph-rsid="000e4b40"/>
    </style:style>
    <style:style style:name="P30" style:family="paragraph" style:parent-style-name="Text_20_body">
      <style:paragraph-properties fo:text-align="justify" style:justify-single-word="false"/>
      <style:text-properties fo:color="#000000" style:font-name="Liberation Serif" fo:language="eu" fo:country="ES" officeooo:rsid="000e4b40" officeooo:paragraph-rsid="001e755b"/>
    </style:style>
    <style:style style:name="P31" style:family="paragraph" style:parent-style-name="Text_20_body">
      <style:paragraph-properties fo:text-align="justify" style:justify-single-word="false"/>
      <style:text-properties fo:color="#000000" style:font-name="Liberation Serif" fo:language="eu" fo:country="ES" officeooo:rsid="000e4b40" officeooo:paragraph-rsid="0028bc7a"/>
    </style:style>
    <style:style style:name="P32" style:family="paragraph" style:parent-style-name="Text_20_body">
      <style:paragraph-properties fo:text-align="justify" style:justify-single-word="false"/>
      <style:text-properties fo:color="#000000" style:font-name="Liberation Serif" fo:language="eu" fo:country="ES" officeooo:rsid="001e755b" officeooo:paragraph-rsid="001e755b"/>
    </style:style>
    <style:style style:name="P33" style:family="paragraph" style:parent-style-name="Text_20_body">
      <style:paragraph-properties fo:text-align="justify" style:justify-single-word="false"/>
      <style:text-properties fo:color="#000000" style:font-name="Liberation Serif" fo:language="eu" fo:country="ES" officeooo:rsid="001e755b" officeooo:paragraph-rsid="0032c76d"/>
    </style:style>
    <style:style style:name="P34" style:family="paragraph" style:parent-style-name="Text_20_body">
      <style:paragraph-properties fo:text-align="justify" style:justify-single-word="false"/>
      <style:text-properties fo:color="#000000" style:font-name="Liberation Serif" fo:language="eu" fo:country="ES" officeooo:rsid="001e755b" officeooo:paragraph-rsid="003465c9"/>
    </style:style>
    <style:style style:name="P35" style:family="paragraph" style:parent-style-name="Text_20_body">
      <style:paragraph-properties fo:text-align="justify" style:justify-single-word="false"/>
      <style:text-properties fo:color="#000000" style:font-name="Liberation Serif" fo:language="eu" fo:country="ES" officeooo:rsid="001e755b" officeooo:paragraph-rsid="00358647"/>
    </style:style>
    <style:style style:name="P36" style:family="paragraph" style:parent-style-name="Text_20_body">
      <style:paragraph-properties fo:text-align="justify" style:justify-single-word="false"/>
      <style:text-properties fo:color="#000000" style:font-name="Liberation Serif" fo:language="eu" fo:country="ES" style:text-underline-style="solid" style:text-underline-width="auto" style:text-underline-color="font-color" officeooo:rsid="001e755b" officeooo:paragraph-rsid="001e755b"/>
    </style:style>
    <style:style style:name="P37" style:family="paragraph" style:parent-style-name="Text_20_body">
      <style:text-properties fo:color="#000000" style:font-name="Liberation Serif" fo:language="eu" fo:country="ES" officeooo:rsid="002d059a" officeooo:paragraph-rsid="001e755b"/>
    </style:style>
    <style:style style:name="P38" style:family="paragraph" style:parent-style-name="Text_20_body">
      <style:paragraph-properties fo:text-align="justify" style:justify-single-word="false"/>
      <style:text-properties fo:color="#000000" style:font-name="Liberation Serif" fo:language="eu" fo:country="ES" officeooo:rsid="002d059a" officeooo:paragraph-rsid="001e755b"/>
    </style:style>
    <style:style style:name="P39" style:family="paragraph" style:parent-style-name="Text_20_body">
      <style:paragraph-properties fo:text-align="justify" style:justify-single-word="false"/>
      <style:text-properties fo:color="#000000" style:font-name="Liberation Serif" fo:language="eu" fo:country="ES" officeooo:rsid="002d059a" officeooo:paragraph-rsid="003012d5"/>
    </style:style>
    <style:style style:name="P40" style:family="paragraph" style:parent-style-name="Text_20_body">
      <style:paragraph-properties fo:text-align="justify" style:justify-single-word="false"/>
      <style:text-properties fo:color="#000000" style:font-name="Liberation Serif" fo:language="eu" fo:country="ES" officeooo:rsid="002d059a" officeooo:paragraph-rsid="0032c76d"/>
    </style:style>
    <style:style style:name="P41" style:family="paragraph" style:parent-style-name="Text_20_body">
      <style:paragraph-properties fo:text-align="justify" style:justify-single-word="false"/>
      <style:text-properties fo:color="#000000" style:font-name="Liberation Serif" fo:language="eu" fo:country="ES" officeooo:rsid="002d059a" officeooo:paragraph-rsid="003465c9"/>
    </style:style>
    <style:style style:name="P42" style:family="paragraph" style:parent-style-name="Text_20_body">
      <style:paragraph-properties fo:text-align="justify" style:justify-single-word="false"/>
      <style:text-properties fo:color="#000000" style:font-name="Liberation Serif" fo:language="eu" fo:country="ES" officeooo:rsid="002d059a" officeooo:paragraph-rsid="00358647"/>
    </style:style>
    <style:style style:name="P43" style:family="paragraph" style:parent-style-name="Text_20_body">
      <style:text-properties fo:color="#000000" style:font-name="Liberation Serif" fo:language="eu" fo:country="ES" officeooo:rsid="002d059a" officeooo:paragraph-rsid="003012d5"/>
    </style:style>
    <style:style style:name="P44" style:family="paragraph" style:parent-style-name="Text_20_body">
      <style:text-properties fo:color="#000000" style:font-name="Liberation Serif" fo:language="eu" fo:country="ES" officeooo:rsid="002d059a" officeooo:paragraph-rsid="0032c76d"/>
    </style:style>
    <style:style style:name="P45" style:family="paragraph" style:parent-style-name="Text_20_body">
      <style:text-properties fo:color="#000000" style:font-name="Liberation Serif" fo:language="eu" fo:country="ES" officeooo:rsid="002d059a" officeooo:paragraph-rsid="003465c9"/>
    </style:style>
    <style:style style:name="P46" style:family="paragraph" style:parent-style-name="Text_20_body">
      <style:paragraph-properties fo:text-align="center" style:justify-single-word="false"/>
      <style:text-properties fo:color="#000000" style:font-name="Liberation Serif" fo:language="eu" fo:country="ES" officeooo:rsid="002ec3bc" officeooo:paragraph-rsid="002ec3bc"/>
    </style:style>
    <style:style style:name="P47" style:family="paragraph" style:parent-style-name="Text_20_body">
      <style:paragraph-properties fo:text-align="center" style:justify-single-word="false"/>
      <style:text-properties fo:color="#000000" style:font-name="Liberation Serif" fo:language="eu" fo:country="ES" officeooo:rsid="002ec3bc" officeooo:paragraph-rsid="003012d5"/>
    </style:style>
    <style:style style:name="P48" style:family="paragraph" style:parent-style-name="Text_20_body">
      <style:paragraph-properties fo:text-align="center" style:justify-single-word="false"/>
      <style:text-properties fo:color="#000000" style:font-name="Liberation Serif" fo:language="eu" fo:country="ES" officeooo:rsid="002ec3bc" officeooo:paragraph-rsid="0032c76d"/>
    </style:style>
    <style:style style:name="P49" style:family="paragraph" style:parent-style-name="Text_20_body">
      <style:paragraph-properties fo:text-align="center" style:justify-single-word="false"/>
      <style:text-properties fo:color="#000000" style:font-name="Liberation Serif" fo:language="eu" fo:country="ES" officeooo:rsid="002ec3bc" officeooo:paragraph-rsid="003465c9"/>
    </style:style>
    <style:style style:name="P50" style:family="paragraph" style:parent-style-name="Text_20_body">
      <style:paragraph-properties fo:text-align="justify" style:justify-single-word="false"/>
      <style:text-properties fo:color="#000000" style:font-name="Liberation Serif" fo:language="eu" fo:country="ES" officeooo:rsid="002ec3bc" officeooo:paragraph-rsid="002ec3bc"/>
    </style:style>
    <style:style style:name="P51" style:family="paragraph" style:parent-style-name="Text_20_body">
      <style:paragraph-properties fo:text-align="justify" style:justify-single-word="false"/>
      <style:text-properties fo:color="#000000" style:font-name="Liberation Serif" fo:language="eu" fo:country="ES" officeooo:rsid="002ec3bc" officeooo:paragraph-rsid="003012d5"/>
    </style:style>
    <style:style style:name="P52" style:family="paragraph" style:parent-style-name="Text_20_body">
      <style:paragraph-properties fo:text-align="justify" style:justify-single-word="false"/>
      <style:text-properties fo:color="#000000" style:font-name="Liberation Serif" fo:language="eu" fo:country="ES" officeooo:rsid="002ec3bc" officeooo:paragraph-rsid="0032c76d"/>
    </style:style>
    <style:style style:name="P53" style:family="paragraph" style:parent-style-name="Text_20_body">
      <style:paragraph-properties fo:text-align="justify" style:justify-single-word="false"/>
      <style:text-properties fo:color="#000000" style:font-name="Liberation Serif" fo:language="eu" fo:country="ES" officeooo:rsid="002ec3bc" officeooo:paragraph-rsid="003465c9"/>
    </style:style>
    <style:style style:name="P54" style:family="paragraph" style:parent-style-name="Text_20_body">
      <style:paragraph-properties fo:text-align="justify" style:justify-single-word="false"/>
      <style:text-properties fo:color="#000000" style:font-name="Liberation Serif" fo:language="eu" fo:country="ES" officeooo:rsid="002ec3bc" officeooo:paragraph-rsid="00358647"/>
    </style:style>
    <style:style style:name="P55" style:family="paragraph" style:parent-style-name="Text_20_body">
      <style:paragraph-properties fo:text-align="justify" style:justify-single-word="false"/>
      <style:text-properties fo:color="#000000" style:font-name="Liberation Serif" fo:language="eu" fo:country="ES" officeooo:rsid="003012d5" officeooo:paragraph-rsid="003012d5"/>
    </style:style>
    <style:style style:name="P56" style:family="paragraph" style:parent-style-name="Text_20_body">
      <style:paragraph-properties fo:text-align="justify" style:justify-single-word="false"/>
      <style:text-properties fo:color="#000000" style:font-name="Liberation Serif" fo:language="eu" fo:country="ES" officeooo:rsid="003012d5" officeooo:paragraph-rsid="0032c76d"/>
    </style:style>
    <style:style style:name="P57" style:family="paragraph" style:parent-style-name="Text_20_body">
      <style:paragraph-properties fo:text-align="justify" style:justify-single-word="false"/>
      <style:text-properties fo:color="#000000" style:font-name="Liberation Serif" fo:language="eu" fo:country="ES" officeooo:rsid="003012d5" officeooo:paragraph-rsid="003465c9"/>
    </style:style>
    <style:style style:name="P58" style:family="paragraph" style:parent-style-name="Text_20_body">
      <style:paragraph-properties fo:text-align="justify" style:justify-single-word="false"/>
      <style:text-properties fo:color="#000000" style:font-name="Liberation Serif" fo:language="eu" fo:country="ES" officeooo:rsid="003012d5" officeooo:paragraph-rsid="00358647"/>
    </style:style>
    <style:style style:name="P59" style:family="paragraph" style:parent-style-name="Text_20_body">
      <style:paragraph-properties fo:text-align="justify" style:justify-single-word="false"/>
      <style:text-properties fo:color="#000000" style:font-name="Liberation Serif" fo:language="eu" fo:country="ES" officeooo:rsid="00372bbe" officeooo:paragraph-rsid="00372bbe"/>
    </style:style>
    <style:style style:name="P60" style:family="paragraph" style:parent-style-name="Text_20_body">
      <style:paragraph-properties fo:text-align="justify" style:justify-single-word="false"/>
      <style:text-properties fo:color="#000000" style:font-name="Liberation Serif" fo:language="eu" fo:country="ES" officeooo:rsid="00372bbe" officeooo:paragraph-rsid="00390cd3"/>
    </style:style>
    <style:style style:name="P61" style:family="paragraph" style:parent-style-name="Text_20_body">
      <style:paragraph-properties fo:text-align="center" style:justify-single-word="false"/>
      <style:text-properties fo:color="#000000" style:font-name="Liberation Serif" fo:language="eu" fo:country="ES" officeooo:rsid="00372bbe" officeooo:paragraph-rsid="00372bbe"/>
    </style:style>
    <style:style style:name="P62" style:family="paragraph" style:parent-style-name="Text_20_body">
      <style:paragraph-properties fo:text-align="center" style:justify-single-word="false"/>
      <style:text-properties fo:color="#000000" style:font-name="Liberation Serif" fo:language="eu" fo:country="ES" officeooo:rsid="00372bbe" officeooo:paragraph-rsid="00390cd3"/>
    </style:style>
    <style:style style:name="P63" style:family="paragraph" style:parent-style-name="Text_20_body">
      <style:paragraph-properties fo:text-align="justify" style:justify-single-word="false"/>
      <style:text-properties style:use-window-font-color="true" style:font-name="Liberation Serif" fo:language="eu" fo:country="ES" style:text-underline-style="solid" style:text-underline-width="auto" style:text-underline-color="font-color" officeooo:rsid="001eb2da" officeooo:paragraph-rsid="001eb2da"/>
    </style:style>
    <style:style style:name="P64" style:family="paragraph" style:parent-style-name="Text_20_body">
      <style:paragraph-properties fo:text-align="justify" style:justify-single-word="false"/>
      <style:text-properties style:use-window-font-color="true" style:font-name="Liberation Serif" fo:language="eu" fo:country="ES" officeooo:rsid="0024a473" officeooo:paragraph-rsid="001e755b"/>
    </style:style>
    <style:style style:name="P65" style:family="paragraph" style:parent-style-name="Text_20_body">
      <style:paragraph-properties fo:text-align="justify" style:justify-single-word="false"/>
      <style:text-properties style:use-window-font-color="true" style:font-name="Liberation Serif" fo:language="eu" fo:country="ES" style:text-underline-style="none" officeooo:rsid="0021c040" officeooo:paragraph-rsid="0021c040"/>
    </style:style>
    <style:style style:name="P66" style:family="paragraph" style:parent-style-name="Text_20_body">
      <style:paragraph-properties fo:text-align="justify" style:justify-single-word="false"/>
      <style:text-properties style:use-window-font-color="true" style:text-underline-style="solid" style:text-underline-width="auto" style:text-underline-color="font-color" officeooo:rsid="0021c040" officeooo:paragraph-rsid="0021c040"/>
    </style:style>
    <style:style style:name="P67" style:family="paragraph" style:parent-style-name="Text_20_body">
      <style:paragraph-properties fo:text-align="justify" style:justify-single-word="false"/>
      <style:text-properties officeooo:paragraph-rsid="001eb2da"/>
    </style:style>
    <style:style style:name="P68" style:family="paragraph" style:parent-style-name="Text_20_body">
      <style:paragraph-properties fo:text-align="justify" style:justify-single-word="false"/>
      <style:text-properties fo:color="#ff3333" style:font-name="Liberation Serif" fo:language="eu" fo:country="ES" style:text-underline-style="none" officeooo:rsid="001e755b" officeooo:paragraph-rsid="001e755b"/>
    </style:style>
    <style:style style:name="P69" style:family="paragraph" style:parent-style-name="Text_20_body">
      <style:paragraph-properties fo:text-align="justify" style:justify-single-word="false"/>
      <style:text-properties fo:color="#ff3333" style:font-name="Liberation Serif" fo:language="eu" fo:country="ES" style:text-underline-style="none" officeooo:rsid="001e755b" officeooo:paragraph-rsid="001eb2da"/>
    </style:style>
    <style:style style:name="P70" style:family="paragraph" style:parent-style-name="Text_20_body">
      <style:text-properties officeooo:paragraph-rsid="001e755b"/>
    </style:style>
    <style:style style:name="P71" style:family="paragraph" style:parent-style-name="Text_20_body">
      <style:text-properties officeooo:rsid="003af9e4" officeooo:paragraph-rsid="003af9e4"/>
    </style:style>
    <style:style style:name="P72" style:family="paragraph" style:parent-style-name="Text_20_body">
      <style:paragraph-properties fo:text-align="justify" style:justify-single-word="false"/>
      <style:text-properties officeooo:rsid="003af9e4" officeooo:paragraph-rsid="003af9e4"/>
    </style:style>
    <style:style style:name="P73" style:family="paragraph" style:parent-style-name="Text_20_body">
      <style:paragraph-properties fo:text-align="justify" style:justify-single-word="false" fo:break-before="page"/>
      <style:text-properties fo:color="#000000" style:font-name="Liberation Serif" fo:language="eu" fo:country="ES" officeooo:rsid="003012d5" officeooo:paragraph-rsid="003012d5"/>
    </style:style>
    <style:style style:name="P74" style:family="paragraph" style:parent-style-name="Text_20_body">
      <style:paragraph-properties fo:margin-top="0cm" fo:margin-bottom="0cm" loext:contextual-spacing="false" fo:text-align="justify" style:justify-single-word="false"/>
      <style:text-properties style:use-window-font-color="true" officeooo:rsid="0021c040" officeooo:paragraph-rsid="0021c040"/>
    </style:style>
    <style:style style:name="P75" style:family="paragraph" style:parent-style-name="Text_20_body">
      <style:paragraph-properties fo:margin-top="0cm" fo:margin-bottom="0cm" loext:contextual-spacing="false" fo:text-align="justify" style:justify-single-word="false"/>
      <style:text-properties style:use-window-font-color="true" style:text-underline-style="solid" style:text-underline-width="auto" style:text-underline-color="font-color" officeooo:rsid="0024a473" officeooo:paragraph-rsid="0024a473"/>
    </style:style>
    <style:style style:name="P76" style:family="paragraph" style:parent-style-name="Text_20_body">
      <style:paragraph-properties fo:margin-top="0cm" fo:margin-bottom="0cm" loext:contextual-spacing="false" fo:text-align="justify" style:justify-single-word="false"/>
      <style:text-properties style:use-window-font-color="true" style:font-name="Liberation Serif" fo:language="eu" fo:country="ES" style:text-underline-style="none" officeooo:rsid="0021c040" officeooo:paragraph-rsid="0021c040"/>
    </style:style>
    <style:style style:name="P77" style:family="paragraph" style:parent-style-name="Text_20_body">
      <style:paragraph-properties fo:margin-top="0cm" fo:margin-bottom="0cm" loext:contextual-spacing="false" fo:text-align="justify" style:justify-single-word="false"/>
      <style:text-properties style:use-window-font-color="true" style:font-name="Liberation Serif" fo:language="eu" fo:country="ES" style:text-underline-style="none" officeooo:rsid="0024a473" officeooo:paragraph-rsid="0024a473"/>
    </style:style>
    <style:style style:name="P78" style:family="paragraph" style:parent-style-name="Text_20_body">
      <style:paragraph-properties fo:margin-top="0cm" fo:margin-bottom="0cm" loext:contextual-spacing="false" fo:line-height="100%"/>
      <style:text-properties style:font-name="Courier 10 Pitch" fo:font-size="10.5pt" officeooo:rsid="003af9e4" officeooo:paragraph-rsid="003af9e4" style:font-size-asian="10.5pt" style:font-size-complex="10.5pt"/>
    </style:style>
    <style:style style:name="P79" style:family="paragraph" style:parent-style-name="Text_20_body">
      <style:paragraph-properties fo:margin-top="0cm" fo:margin-bottom="0cm" loext:contextual-spacing="false" fo:text-align="justify" style:justify-single-word="false" fo:break-before="page"/>
      <style:text-properties style:use-window-font-color="true" style:font-name="Liberation Serif" fo:language="eu" fo:country="ES" style:text-underline-style="solid" style:text-underline-width="auto" style:text-underline-color="font-color" officeooo:rsid="0024a473" officeooo:paragraph-rsid="0024a473"/>
    </style:style>
    <style:style style:name="P8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text-underline-style="solid" style:text-underline-width="auto" style:text-underline-color="font-color" officeooo:rsid="0024a473" officeooo:paragraph-rsid="0024a473"/>
    </style:style>
    <style:style style:name="P8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fo:font-size="12pt" style:text-underline-style="solid" style:text-underline-width="auto" style:text-underline-color="font-color" officeooo:rsid="0028bc7a" officeooo:paragraph-rsid="0028bc7a" style:font-size-asian="10.5pt" style:font-size-complex="12pt"/>
    </style:style>
    <style:style style:name="P8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Liberation Serif" fo:language="eu" fo:country="ES" style:text-underline-style="none" officeooo:rsid="0025f62b" officeooo:paragraph-rsid="0025f62b"/>
    </style:style>
    <style:style style:name="P8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Liberation Serif" fo:font-size="8pt" fo:language="eu" fo:country="ES" style:text-underline-style="none" officeooo:rsid="0025f62b" officeooo:paragraph-rsid="0025f62b" style:font-size-asian="8pt" style:font-size-complex="8pt"/>
    </style:style>
    <style:style style:name="P8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Liberation Serif" fo:font-size="12pt" fo:language="eu" fo:country="ES" style:text-underline-style="none" officeooo:rsid="0028bc7a" officeooo:paragraph-rsid="0028bc7a" style:font-size-asian="10.5pt" style:font-size-complex="12pt"/>
    </style:style>
    <style:style style:name="P8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reak-before="page" fo:background-color="transparent"/>
      <style:text-properties style:use-window-font-color="true" style:text-underline-style="solid" style:text-underline-width="auto" style:text-underline-color="font-color" officeooo:rsid="0025f62b" officeooo:paragraph-rsid="0025f62b"/>
    </style:style>
    <style:style style:name="P86" style:family="paragraph" style:parent-style-name="Standard">
      <style:paragraph-properties fo:text-align="center" style:justify-single-word="false"/>
      <style:text-properties style:font-name="Liberation Serif" fo:font-size="16pt" fo:language="eu" fo:country="ES" fo:font-style="italic" fo:font-weight="normal" style:font-size-asian="16pt" style:font-style-asian="italic" style:font-weight-asian="normal" style:font-size-complex="16pt"/>
    </style:style>
    <style:style style:name="P87" style:family="paragraph" style:parent-style-name="Standard">
      <style:text-properties style:font-name="Liberation Serif" fo:font-size="24pt" fo:language="eu" fo:country="ES" officeooo:paragraph-rsid="000f7c33" style:font-size-asian="24pt" style:font-size-complex="24pt"/>
    </style:style>
    <style:style style:name="P88" style:family="paragraph" style:parent-style-name="Standard">
      <style:text-properties style:font-name="Liberation Serif" fo:language="eu" fo:country="ES" officeooo:rsid="00063d1e" officeooo:paragraph-rsid="00063d1e"/>
    </style:style>
    <style:style style:name="P89" style:family="paragraph" style:parent-style-name="Standard">
      <style:text-properties style:font-name="Liberation Serif" fo:language="eu" fo:country="ES" officeooo:rsid="00063d1e" officeooo:paragraph-rsid="003f262f"/>
    </style:style>
    <style:style style:name="P90" style:family="paragraph" style:parent-style-name="Standard">
      <style:text-properties style:font-name="Liberation Serif" fo:language="eu" fo:country="ES" officeooo:rsid="00063d1e" officeooo:paragraph-rsid="00063d1e"/>
    </style:style>
    <style:style style:name="P91" style:family="paragraph" style:parent-style-name="Text_20_body">
      <style:text-properties fo:color="#000000" style:font-name="Liberation Serif" fo:language="eu" fo:country="ES" officeooo:rsid="002a7f19" officeooo:paragraph-rsid="003af9e4"/>
    </style:style>
    <style:style style:name="P92" style:family="paragraph" style:parent-style-name="Text_20_body">
      <style:paragraph-properties fo:text-align="justify" style:justify-single-word="false"/>
      <style:text-properties fo:color="#000000" style:font-name="Liberation Serif" fo:language="eu" fo:country="ES" officeooo:rsid="002a7f19" officeooo:paragraph-rsid="003af9e4"/>
    </style:style>
    <style:style style:name="P93" style:family="paragraph" style:parent-style-name="Text_20_body">
      <style:text-properties fo:color="#000000" style:font-name="Liberation Serif" fo:language="eu" fo:country="ES" officeooo:rsid="003af9e4" officeooo:paragraph-rsid="003af9e4"/>
    </style:style>
    <style:style style:name="P94" style:family="paragraph" style:parent-style-name="Text_20_body">
      <style:paragraph-properties fo:text-align="center" style:justify-single-word="false"/>
      <style:text-properties fo:color="#000000" style:font-name="Liberation Serif" fo:language="eu" fo:country="ES" officeooo:rsid="000c7890" officeooo:paragraph-rsid="003af9e4"/>
    </style:style>
    <style:style style:name="P95" style:family="paragraph" style:parent-style-name="Text_20_body">
      <style:text-properties style:font-name="Liberation Serif" fo:language="eu" fo:country="ES" officeooo:paragraph-rsid="000f7c33"/>
    </style:style>
    <style:style style:name="P96" style:family="paragraph" style:parent-style-name="Text_20_body">
      <style:paragraph-properties fo:margin-top="0cm" fo:margin-bottom="0cm" loext:contextual-spacing="false" fo:line-height="100%"/>
      <style:text-properties fo:color="#000000" style:font-name="Courier 10 Pitch" fo:font-size="10.5pt" fo:language="eu" fo:country="ES" officeooo:rsid="002a7f19" officeooo:paragraph-rsid="003af9e4" style:font-size-asian="10.5pt" style:font-size-complex="10.5pt"/>
    </style:style>
    <style:style style:name="P97" style:family="paragraph" style:parent-style-name="Text_20_body">
      <style:paragraph-properties fo:margin-top="0cm" fo:margin-bottom="0cm" loext:contextual-spacing="false" fo:line-height="100%"/>
      <style:text-properties fo:color="#000000" style:font-name="Courier 10 Pitch" fo:font-size="10.5pt" fo:language="eu" fo:country="ES" officeooo:rsid="003af9e4" officeooo:paragraph-rsid="003af9e4" style:font-size-asian="10.5pt" style:font-size-complex="10.5pt"/>
    </style:style>
    <style:style style:name="P98" style:family="paragraph" style:parent-style-name="Text_20_body">
      <style:paragraph-properties fo:margin-top="0cm" fo:margin-bottom="0cm" loext:contextual-spacing="false" fo:line-height="100%"/>
      <style:text-properties fo:color="#000000" style:font-name="Liberation Serif" fo:font-size="12pt" fo:language="eu" fo:country="ES" officeooo:rsid="003af9e4" officeooo:paragraph-rsid="003af9e4" style:font-size-asian="12pt" style:font-size-complex="12pt"/>
    </style:style>
    <style:style style:name="P99" style:family="paragraph" style:parent-style-name="Text_20_body">
      <style:paragraph-properties fo:margin-top="0cm" fo:margin-bottom="0cm" loext:contextual-spacing="false" fo:text-align="justify" style:justify-single-word="false"/>
      <style:text-properties style:use-window-font-color="true" style:font-name="Courier 10 Pitch" fo:font-size="10.5pt" fo:language="eu" fo:country="ES" style:text-underline-style="none" officeooo:rsid="0021c040" officeooo:paragraph-rsid="0021c040" style:font-size-asian="10.5pt" style:font-size-complex="10.5pt"/>
    </style:style>
    <style:style style:name="P100" style:family="paragraph" style:parent-style-name="Text_20_body">
      <style:paragraph-properties fo:margin-top="0cm" fo:margin-bottom="0cm" loext:contextual-spacing="false" fo:text-align="justify" style:justify-single-word="false"/>
      <style:text-properties style:use-window-font-color="true" style:font-name="Courier 10 Pitch" fo:font-size="10.5pt" officeooo:rsid="0021c040" officeooo:paragraph-rsid="00403735" style:font-size-asian="10.5pt" style:font-size-complex="10.5pt"/>
    </style:style>
    <style:style style:name="P101" style:family="paragraph" style:parent-style-name="Text_20_body">
      <style:paragraph-properties fo:margin-top="0cm" fo:margin-bottom="0cm" loext:contextual-spacing="false"/>
      <style:text-properties style:font-name="Courier 10 Pitch" fo:font-size="10.5pt" officeooo:paragraph-rsid="0021c040" style:font-size-asian="10.5pt" style:font-size-complex="10.5pt"/>
    </style:style>
    <style:style style:name="P102" style:family="paragraph" style:parent-style-name="Text_20_body">
      <loext:graphic-properties draw:fill="none"/>
      <style:paragraph-properties fo:margin-left="0.9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10.5pt" fo:language="eu" fo:country="ES" style:text-underline-style="none" officeooo:rsid="0024a473" officeooo:paragraph-rsid="0024a473" style:font-size-asian="10.5pt" style:font-size-complex="10.5pt"/>
    </style:style>
    <style:style style:name="P103" style:family="paragraph" style:parent-style-name="Text_20_body" style:master-page-name="">
      <loext:graphic-properties draw:fill="none"/>
      <style:paragraph-properties fo:margin-left="0.9cm" fo:margin-right="0cm" fo:margin-top="0cm" fo:margin-bottom="0cm" loext:contextual-spacing="false" fo:line-height="120%" fo:text-align="justify" style:justify-single-word="false" fo:text-indent="0cm" style:auto-text-indent="false" style:page-number="auto" fo:background-color="transparent"/>
      <style:text-properties style:use-window-font-color="true" style:font-name="Courier 10 Pitch" fo:font-size="10.5pt" fo:language="eu" fo:country="ES" style:text-underline-style="none" officeooo:rsid="0024a473" officeooo:paragraph-rsid="0024a473" style:font-size-asian="10.5pt" style:font-size-complex="10.5pt"/>
    </style:style>
    <style:style style:name="P10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10.5pt" style:text-underline-style="solid" style:text-underline-width="auto" style:text-underline-color="font-color" officeooo:rsid="0024a473" officeooo:paragraph-rsid="0025f62b" style:font-size-asian="10.5pt" style:font-size-complex="10.5pt"/>
    </style:style>
    <style:style style:name="P10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10.5pt" style:text-underline-style="solid" style:text-underline-width="auto" style:text-underline-color="font-color" officeooo:rsid="0025f62b" officeooo:paragraph-rsid="0025f62b" style:font-size-asian="10.5pt" style:font-size-complex="10.5pt"/>
    </style:style>
    <style:style style:name="P10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10.5pt" fo:language="eu" fo:country="ES" style:text-underline-style="none" officeooo:rsid="0025f62b" officeooo:paragraph-rsid="0025f62b" style:font-size-asian="10.5pt" style:font-size-complex="10.5pt"/>
    </style:style>
    <style:style style:name="P10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10.5pt" fo:language="eu" fo:country="ES" style:text-underline-style="none" officeooo:rsid="0025f62b" officeooo:paragraph-rsid="00403735" style:font-size-asian="10.5pt" style:font-size-complex="10.5pt"/>
    </style:style>
    <style:style style:name="P10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text-properties style:use-window-font-color="true" style:font-name="Courier 10 Pitch" fo:font-size="8pt" fo:language="eu" fo:country="ES" style:text-underline-style="none" officeooo:rsid="0025f62b" officeooo:paragraph-rsid="0025f62b" style:font-size-asian="8pt" style:font-size-complex="8pt"/>
    </style:style>
    <style:style style:name="P109" style:family="paragraph" style:parent-style-name="Heading_20_1">
      <style:text-properties style:font-name="Liberation Serif" fo:font-size="12pt" fo:language="eu" fo:country="ES" fo:font-weight="normal" officeooo:rsid="000f7c33" officeooo:paragraph-rsid="000f7c33" style:font-size-asian="12pt" style:font-weight-asian="normal" style:font-size-complex="12pt" style:font-weight-complex="normal"/>
    </style:style>
    <style:style style:name="P110" style:family="paragraph" style:parent-style-name="Heading_20_1">
      <style:text-properties style:font-name="Liberation Serif" fo:language="eu" fo:country="ES"/>
    </style:style>
    <style:style style:name="P111" style:family="paragraph" style:parent-style-name="Heading_20_1">
      <style:text-properties style:font-name="Liberation Serif" fo:language="eu" fo:country="ES" officeooo:paragraph-rsid="000e4b40"/>
    </style:style>
    <style:style style:name="P112" style:family="paragraph" style:parent-style-name="Heading_20_1">
      <style:text-properties style:font-name="Liberation Serif" fo:language="eu" fo:country="ES" officeooo:paragraph-rsid="000e7569"/>
    </style:style>
    <style:style style:name="P113" style:family="paragraph" style:parent-style-name="Heading_20_1">
      <style:text-properties style:font-name="Liberation Serif" fo:language="eu" fo:country="ES" officeooo:paragraph-rsid="001e755b"/>
    </style:style>
    <style:style style:name="P114" style:family="paragraph" style:parent-style-name="Heading_20_1">
      <style:text-properties style:font-name="Liberation Serif" fo:language="eu" fo:country="ES" officeooo:paragraph-rsid="0016e772"/>
    </style:style>
    <style:style style:name="P115" style:family="paragraph" style:parent-style-name="Heading_20_1">
      <style:text-properties fo:color="#000000" style:font-name="Liberation Serif" fo:language="eu" fo:country="ES" officeooo:rsid="00063d1e" officeooo:paragraph-rsid="000c7890"/>
    </style:style>
    <style:style style:name="P116" style:family="paragraph" style:parent-style-name="Heading_20_1">
      <style:paragraph-properties fo:break-before="page"/>
      <style:text-properties style:font-name="Liberation Serif" fo:language="eu" fo:country="ES" officeooo:rsid="000e4b40" officeooo:paragraph-rsid="000e4b40"/>
    </style:style>
    <style:style style:name="P117" style:family="paragraph" style:parent-style-name="Heading_20_1">
      <style:paragraph-properties fo:break-before="page"/>
      <style:text-properties style:font-name="Liberation Serif" fo:language="eu" fo:country="ES" officeooo:rsid="00063d1e" officeooo:paragraph-rsid="0008914f"/>
    </style:style>
    <style:style style:name="P118" style:family="paragraph" style:parent-style-name="Heading_20_1">
      <style:paragraph-properties fo:break-before="page"/>
      <style:text-properties style:font-name="Liberation Serif" fo:language="eu" fo:country="ES" officeooo:paragraph-rsid="001e755b"/>
    </style:style>
    <style:style style:name="P119" style:family="paragraph" style:parent-style-name="Heading_20_1">
      <style:paragraph-properties fo:break-before="page"/>
      <style:text-properties style:font-name="Liberation Serif" fo:language="eu" fo:country="ES" officeooo:paragraph-rsid="002a7f19"/>
    </style:style>
    <style:style style:name="P120" style:family="paragraph" style:parent-style-name="Heading_20_1">
      <style:paragraph-properties fo:break-before="page"/>
      <style:text-properties fo:color="#000000" style:font-name="Liberation Serif" fo:language="eu" fo:country="ES" officeooo:rsid="000c7890" officeooo:paragraph-rsid="001e755b"/>
    </style:style>
    <style:style style:name="P121" style:family="paragraph" style:parent-style-name="Heading_20_1">
      <style:paragraph-properties fo:break-before="page"/>
      <style:text-properties style:font-name="Liberation Serif" officeooo:paragraph-rsid="000f7c33"/>
    </style:style>
    <style:style style:name="P122" style:family="paragraph" style:parent-style-name="Preformatted_20_Text">
      <style:paragraph-properties fo:margin-top="0cm" fo:margin-bottom="0cm" loext:contextual-spacing="false"/>
      <style:text-properties style:font-name="Courier 10 Pitch" fo:font-size="10.5pt" officeooo:paragraph-rsid="0021c040" style:font-size-asian="10.5pt" style:font-size-complex="10.5pt"/>
    </style:style>
    <style:style style:name="P123" style:family="paragraph" style:parent-style-name="Contents_20_1">
      <style:paragraph-properties fo:margin-top="0cm" fo:margin-bottom="0.199cm" loext:contextual-spacing="false">
        <style:tab-stops>
          <style:tab-stop style:position="17cm" style:type="right" style:leader-style="dotted" style:leader-text="."/>
        </style:tab-stops>
      </style:paragraph-properties>
    </style:style>
    <style:style style:name="P124" style:family="paragraph" style:parent-style-name="Contents_20_Heading">
      <style:paragraph-properties fo:break-before="page"/>
      <style:text-properties style:font-name="Liberation Serif" fo:font-size="18.2000007629395pt" fo:font-weight="bold" style:font-size-asian="18.2000007629395pt" style:font-weight-asian="bold" style:font-size-complex="18.2000007629395pt" style:font-weight-complex="bold"/>
    </style:style>
    <style:style style:name="P125" style:family="paragraph">
      <loext:graphic-properties draw:fill-color="#ffffff"/>
    </style:style>
    <style:style style:name="P126" style:family="paragraph">
      <loext:graphic-properties draw:fill="none"/>
      <style:paragraph-properties fo:text-align="center"/>
    </style:style>
    <style:style style:name="T1" style:family="text">
      <style:text-properties officeooo:rsid="0008914f"/>
    </style:style>
    <style:style style:name="T2" style:family="text">
      <style:text-properties officeooo:rsid="000c7890"/>
    </style:style>
    <style:style style:name="T3" style:family="text">
      <style:text-properties fo:color="#000000"/>
    </style:style>
    <style:style style:name="T4" style:family="text">
      <style:text-properties fo:color="#000000" officeooo:rsid="000c7890"/>
    </style:style>
    <style:style style:name="T5" style:family="text">
      <style:text-properties fo:color="#000000" officeooo:rsid="0016e772"/>
    </style:style>
    <style:style style:name="T6" style:family="text">
      <style:text-properties fo:color="#000000" officeooo:rsid="001e755b"/>
    </style:style>
    <style:style style:name="T7" style:family="text">
      <style:text-properties fo:color="#000000" officeooo:rsid="002a7f19"/>
    </style:style>
    <style:style style:name="T8" style:family="text">
      <style:text-properties fo:color="#000000" style:font-name="Liberation Serif" fo:language="eu" fo:country="ES"/>
    </style:style>
    <style:style style:name="T9" style:family="text">
      <style:text-properties fo:color="#000000" style:font-name="Liberation Serif" fo:language="eu" fo:country="ES" officeooo:rsid="000c7890"/>
    </style:style>
    <style:style style:name="T10" style:family="text">
      <style:text-properties fo:color="#000000" style:font-name="Liberation Serif" fo:language="eu" fo:country="ES" officeooo:rsid="002d059a"/>
    </style:style>
    <style:style style:name="T11" style:family="text">
      <style:text-properties fo:color="#000000" style:font-name="Liberation Serif" fo:language="eu" fo:country="ES" officeooo:rsid="002a7f19"/>
    </style:style>
    <style:style style:name="T12" style:family="text">
      <style:text-properties fo:color="#000000" fo:language="eu" fo:country="ES"/>
    </style:style>
    <style:style style:name="T13" style:family="text">
      <style:text-properties fo:color="#000000" fo:language="eu" fo:country="ES" officeooo:rsid="002a7f19"/>
    </style:style>
    <style:style style:name="T14" style:family="text">
      <style:text-properties officeooo:rsid="000e4b40"/>
    </style:style>
    <style:style style:name="T15" style:family="text">
      <style:text-properties officeooo:rsid="000e7569"/>
    </style:style>
    <style:style style:name="T16" style:family="text">
      <style:text-properties fo:font-style="italic" fo:font-weight="normal" style:font-style-asian="italic" style:font-weight-asian="normal"/>
    </style:style>
    <style:style style:name="T17" style:family="text">
      <style:text-properties fo:font-style="italic" fo:font-weight="normal" officeooo:rsid="00197b35" style:font-style-asian="italic" style:font-weight-asian="normal"/>
    </style:style>
    <style:style style:name="T18" style:family="text">
      <style:text-properties fo:font-style="italic" officeooo:rsid="002ec3bc" style:font-style-asian="italic" style:font-style-complex="italic"/>
    </style:style>
    <style:style style:name="T19" style:family="text">
      <style:text-properties fo:font-style="italic" officeooo:rsid="003012d5" style:font-style-asian="italic" style:font-style-complex="italic"/>
    </style:style>
    <style:style style:name="T20" style:family="text">
      <style:text-properties fo:font-style="italic" officeooo:rsid="0032c76d" style:font-style-asian="italic" style:font-style-complex="italic"/>
    </style:style>
    <style:style style:name="T21" style:family="text">
      <style:text-properties fo:font-style="italic" officeooo:rsid="003465c9" style:font-style-asian="italic" style:font-style-complex="italic"/>
    </style:style>
    <style:style style:name="T22" style:family="text">
      <style:text-properties fo:font-style="italic" officeooo:rsid="00362fdc" style:font-style-asian="italic" style:font-style-complex="italic"/>
    </style:style>
    <style:style style:name="T23" style:family="text">
      <style:text-properties fo:language="eu" fo:country="ES"/>
    </style:style>
    <style:style style:name="T24" style:family="text">
      <style:text-properties fo:language="eu" fo:country="ES" style:text-underline-style="none"/>
    </style:style>
    <style:style style:name="T25" style:family="text">
      <style:text-properties fo:language="eu" fo:country="ES" style:text-underline-style="none" officeooo:rsid="0022f167"/>
    </style:style>
    <style:style style:name="T26" style:family="text">
      <style:text-properties fo:language="eu" fo:country="ES" style:text-underline-style="none" officeooo:rsid="0025f62b"/>
    </style:style>
    <style:style style:name="T27" style:family="text">
      <style:text-properties fo:language="eu" fo:country="ES" style:text-underline-style="none" fo:font-weight="bold" style:font-weight-asian="bold" style:font-weight-complex="bold"/>
    </style:style>
    <style:style style:name="T28" style:family="text">
      <style:text-properties fo:language="eu" fo:country="ES" style:text-underline-style="none" fo:font-weight="bold" officeooo:rsid="0025f62b" style:font-weight-asian="bold" style:font-weight-complex="bold"/>
    </style:style>
    <style:style style:name="T29" style:family="text">
      <style:text-properties officeooo:rsid="001e755b"/>
    </style:style>
    <style:style style:name="T30" style:family="text">
      <style:text-properties style:font-name="Liberation Serif" fo:language="eu" fo:country="ES"/>
    </style:style>
    <style:style style:name="T31" style:family="text">
      <style:text-properties style:font-name="Liberation Serif" fo:language="eu" fo:country="ES" style:text-underline-style="none"/>
    </style:style>
    <style:style style:name="T32" style:family="text">
      <style:text-properties style:font-name="Liberation Serif" fo:language="eu" fo:country="ES" style:text-underline-style="none" officeooo:rsid="0025f62b"/>
    </style:style>
    <style:style style:name="T33" style:family="text">
      <style:text-properties style:font-name="Liberation Serif" fo:language="eu" fo:country="ES" style:text-underline-style="none" fo:font-weight="bold" style:font-weight-asian="bold" style:font-weight-complex="bold"/>
    </style:style>
    <style:style style:name="T34" style:family="text">
      <style:text-properties style:font-name="Liberation Serif" fo:language="eu" fo:country="ES" style:text-underline-style="none" fo:font-weight="bold" officeooo:rsid="0025f62b" style:font-weight-asian="bold" style:font-weight-complex="bold"/>
    </style:style>
    <style:style style:name="T35" style:family="text">
      <style:text-properties style:font-name="Liberation Serif" fo:language="eu" fo:country="ES" style:text-underline-style="none" officeooo:rsid="00403735"/>
    </style:style>
    <style:style style:name="T36" style:family="text">
      <style:text-properties style:font-name="Liberation Serif" fo:language="eu" fo:country="ES" officeooo:rsid="001e755b"/>
    </style:style>
    <style:style style:name="T37" style:family="text">
      <style:text-properties fo:color="#ff3333" officeooo:rsid="001e755b"/>
    </style:style>
    <style:style style:name="T38" style:family="text">
      <style:text-properties fo:color="#ff3333" style:text-underline-style="none"/>
    </style:style>
    <style:style style:name="T39" style:family="text">
      <style:text-properties fo:color="#ff3333" style:text-underline-style="none" officeooo:rsid="001e755b"/>
    </style:style>
    <style:style style:name="T40" style:family="text">
      <style:text-properties fo:color="#ff3333" style:font-name="Liberation Serif" fo:language="eu" fo:country="ES"/>
    </style:style>
    <style:style style:name="T41" style:family="text">
      <style:text-properties fo:color="#ff3333" style:font-name="Liberation Serif" fo:language="eu" fo:country="ES" style:text-underline-style="none"/>
    </style:style>
    <style:style style:name="T42" style:family="text">
      <style:text-properties fo:color="#ff3333" style:font-name="Liberation Serif" fo:language="eu" fo:country="ES" style:text-underline-style="none" officeooo:rsid="001e755b"/>
    </style:style>
    <style:style style:name="T43" style:family="text">
      <style:text-properties fo:color="#ff3333" style:font-name="Liberation Serif" fo:language="eu" fo:country="ES" style:text-underline-style="none" officeooo:rsid="0025f62b"/>
    </style:style>
    <style:style style:name="T44" style:family="text">
      <style:text-properties fo:color="#ff3333" style:font-name="Liberation Serif" fo:language="eu" fo:country="ES" officeooo:rsid="002a7f19"/>
    </style:style>
    <style:style style:name="T45" style:family="text">
      <style:text-properties fo:color="#ff3333" style:font-name="Liberation Serif" fo:font-size="12pt" fo:language="eu" fo:country="ES" style:font-size-asian="12pt" style:font-size-complex="12pt"/>
    </style:style>
    <style:style style:name="T46" style:family="text">
      <style:text-properties fo:color="#ff3333" officeooo:rsid="0021c040"/>
    </style:style>
    <style:style style:name="T47" style:family="text">
      <style:text-properties fo:color="#ff3333" officeooo:rsid="0024a473"/>
    </style:style>
    <style:style style:name="T48" style:family="text">
      <style:text-properties fo:color="#ff3333" officeooo:rsid="0025f62b"/>
    </style:style>
    <style:style style:name="T49" style:family="text">
      <style:text-properties fo:color="#ff3333" officeooo:rsid="0028bc7a"/>
    </style:style>
    <style:style style:name="T50" style:family="text">
      <style:text-properties fo:color="#ff3333" style:font-name="Courier 10 Pitch" fo:font-size="10.5pt" fo:language="eu" fo:country="ES" style:text-underline-style="none" style:font-size-asian="10.5pt" style:font-size-complex="10.5pt"/>
    </style:style>
    <style:style style:name="T51" style:family="text">
      <style:text-properties style:use-window-font-color="true" style:font-name="Liberation Serif" fo:language="eu" fo:country="ES" style:text-underline-style="none" officeooo:rsid="001eb2da"/>
    </style:style>
    <style:style style:name="T52" style:family="text">
      <style:text-properties style:use-window-font-color="true" style:font-name="Liberation Serif" fo:language="eu" fo:country="ES" style:text-underline-style="none" officeooo:rsid="00403735"/>
    </style:style>
    <style:style style:name="T53" style:family="text">
      <style:text-properties style:use-window-font-color="true" officeooo:rsid="001eb2da"/>
    </style:style>
    <style:style style:name="T54" style:family="text">
      <style:text-properties style:use-window-font-color="true" officeooo:rsid="001fe7f5"/>
    </style:style>
    <style:style style:name="T55" style:family="text">
      <style:text-properties style:use-window-font-color="true" officeooo:rsid="0021c040"/>
    </style:style>
    <style:style style:name="T56" style:family="text">
      <style:text-properties style:use-window-font-color="true" officeooo:rsid="0023806f"/>
    </style:style>
    <style:style style:name="T57" style:family="text">
      <style:text-properties style:use-window-font-color="true" officeooo:rsid="0024a473"/>
    </style:style>
    <style:style style:name="T58" style:family="text">
      <style:text-properties style:use-window-font-color="true" officeooo:rsid="0025f62b"/>
    </style:style>
    <style:style style:name="T59" style:family="text">
      <style:text-properties style:use-window-font-color="true" fo:font-style="italic" officeooo:rsid="0025f62b" style:font-style-asian="italic" style:font-style-complex="italic"/>
    </style:style>
    <style:style style:name="T60" style:family="text">
      <style:text-properties style:use-window-font-color="true" officeooo:rsid="0028bc7a"/>
    </style:style>
    <style:style style:name="T61" style:family="text">
      <style:text-properties fo:color="#009933"/>
    </style:style>
    <style:style style:name="T62" style:family="text">
      <style:text-properties fo:color="#009933" officeooo:rsid="0021c040"/>
    </style:style>
    <style:style style:name="T63" style:family="text">
      <style:text-properties fo:color="#009933" fo:language="eu" fo:country="ES"/>
    </style:style>
    <style:style style:name="T64" style:family="text">
      <style:text-properties fo:color="#009933" fo:language="eu" fo:country="ES" officeooo:rsid="0021c040"/>
    </style:style>
    <style:style style:name="T65" style:family="text">
      <style:text-properties fo:color="#00cc33"/>
    </style:style>
    <style:style style:name="T66" style:family="text">
      <style:text-properties fo:color="#00cc33" style:font-name="Liberation Serif" fo:language="eu" fo:country="ES" style:text-underline-style="none" officeooo:rsid="0025f62b"/>
    </style:style>
    <style:style style:name="T67" style:family="text">
      <style:text-properties fo:color="#00cc33" fo:language="eu" fo:country="ES" style:text-underline-style="none" officeooo:rsid="0025f62b"/>
    </style:style>
    <style:style style:name="T68" style:family="text">
      <style:text-properties officeooo:rsid="002ec3bc"/>
    </style:style>
    <style:style style:name="T69" style:family="text">
      <style:text-properties officeooo:rsid="003012d5"/>
    </style:style>
    <style:style style:name="T70" style:family="text">
      <style:text-properties fo:font-style="normal" officeooo:rsid="003012d5" style:font-style-asian="normal" style:font-style-complex="normal"/>
    </style:style>
    <style:style style:name="T71" style:family="text">
      <style:text-properties officeooo:rsid="0030a327"/>
    </style:style>
    <style:style style:name="T72" style:family="text">
      <style:text-properties officeooo:rsid="003465c9"/>
    </style:style>
    <style:style style:name="T73" style:family="text">
      <style:text-properties officeooo:rsid="00390cd3"/>
    </style:style>
    <style:style style:name="T74" style:family="text">
      <style:text-properties officeooo:rsid="003af9e4"/>
    </style:style>
    <style:style style:name="T75" style:family="text">
      <style:text-properties style:font-name="Liberation Serif"/>
    </style:style>
    <style:style style:name="T76" style:family="text">
      <style:text-properties style:font-name="Courier 10 Pitch" fo:font-size="10.5pt" style:font-size-asian="10.5pt" style:font-size-complex="10.5pt"/>
    </style:style>
    <style:style style:name="T77" style:family="text">
      <style:text-properties style:font-name="Courier 10 Pitch" fo:font-size="10.5pt" fo:language="eu" fo:country="ES" style:text-underline-style="none" style:font-size-asian="10.5pt" style:font-size-complex="10.5pt"/>
    </style:style>
    <style:style style:name="T78" style:family="text">
      <style:text-properties style:font-name="Courier 10 Pitch" fo:font-size="10.5pt" style:font-size-complex="10.5pt"/>
    </style:style>
    <style:style style:name="T79" style:family="text">
      <style:text-properties fo:font-size="10.5pt" style:font-size-asian="10.5pt" style:font-size-complex="10.5pt"/>
    </style:style>
    <style:style style:name="T80" style:family="text">
      <style:text-properties fo:font-size="10.5pt" style:font-size-complex="10.5pt"/>
    </style:style>
    <style:style style:name="T81" style:family="text">
      <style:text-properties officeooo:rsid="00403735"/>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3.344cm" fo:min-width="17.872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2.82cm" fo:min-width="3.23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2.716cm" fo:min-width="9.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716cm" fo:min-width="15.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3.115cm" fo:min-width="14.8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3.115cm" fo:min-width="15.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vertical-align="middle" draw:auto-grow-height="false" fo:min-height="3.115cm" fo:min-width="15.1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 text:is-list-header="true"><draw:custom-shape text:anchor-type="paragraph" draw:z-index="0" draw:name="Forma1" draw:style-name="gr1" draw:text-style-name="P125" svg:width="17.872cm" svg:height="3.345cm" svg:x="-0.25cm" svg:y="-1.24cm"><text:p/><draw:enhanced-geometry svg:viewBox="0 0 21600 21600" draw:type="rectangle" draw:enhanced-path="M 0 0 L 21600 0 21600 21600 0 21600 0 0 Z N"/></draw:custom-shape></text:h>
      <text:p text:style-name="P28"/>
      <text:p text:style-name="P3">Konputagailu bidezko Grafikoak - 2016/2017 ikasturtea</text:p>
      <text:p text:style-name="P3"/>
      <text:p text:style-name="P3"/>
      <text:p text:style-name="P3"/>
      <text:p text:style-name="P3"/>
      <text:p text:style-name="P3"/>
      <text:p text:style-name="P3"/>
      <text:p text:style-name="P3"/>
      <text:p text:style-name="P3"/>
      <text:p text:style-name="P8"><text:span text:style-name="T16">2. zati</text:span><text:span text:style-name="T17">a:</text:span></text:p>
      <text:p text:style-name="P4"/>
      <text:p text:style-name="P6">2. fasea:</text:p>
      <text:p text:style-name="P7">Objektuen transformazioak</text:p>
      <text:p text:style-name="P5"/>
      <text:p text:style-name="P5"/>
      <text:p text:style-name="P5"/>
      <text:p text:style-name="P5"/>
      <text:p text:style-name="P5"/>
      <text:p text:style-name="P5"/>
      <text:p text:style-name="P5"/>
      <text:p text:style-name="P5"/>
      <text:p text:style-name="P5"/>
      <text:p text:style-name="P86">Egileak: Robin Espinosa eta Julen Ferrero</text:p>
      <text:p text:style-name="P87"><draw:custom-shape text:anchor-type="paragraph" draw:z-index="1" draw:name="Forma2" draw:style-name="gr2" draw:text-style-name="P125" svg:width="3.238cm" svg:height="2.821cm" svg:x="6.819cm" svg:y="1.75cm"><text:p/><draw:enhanced-geometry svg:viewBox="0 0 21600 21600" draw:type="rectangle" draw:enhanced-path="M 0 0 L 21600 0 21600 21600 0 21600 0 0 Z N"/></draw:custom-shape></text:p>
      <text:table-of-content text:style-name="Sect1"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4">Aurkibidea</text:p>
          </text:index-title>
          <text:p text:style-name="P123"><text:a xlink:type="simple" xlink:href="#__RefHeading___Toc533_1797607716" text:style-name="Index_20_Link" text:visited-style-name="Index_20_Link">1. <text:s/>Aldaketa #1: Menuko aukerak zabaldu<text:tab/>3</text:a></text:p>
          <text:p text:style-name="P123"><text:a xlink:type="simple" xlink:href="#__RefHeading___Toc535_1797607716" text:style-name="Index_20_Link" text:visited-style-name="Index_20_Link">2. <text:s/>Aldaketa #2: Objektuen transformaketak teklatutik egiteko aldaketak<text:tab/>3</text:a></text:p>
          <text:p text:style-name="P123"><text:a xlink:type="simple" xlink:href="#__RefHeading___Toc537_1797607716" text:style-name="Index_20_Link" text:visited-style-name="Index_20_Link">3. <text:s/>Aldaketa #3: Objektuen transformaketak burutzeko klasearen sorrera<text:tab/>4</text:a></text:p>
          <text:p text:style-name="P123"><text:a xlink:type="simple" xlink:href="#__RefHeading___Toc539_1797607716" text:style-name="Index_20_Link" text:visited-style-name="Index_20_Link">4. <text:s/>Aldaketa #4: Objektuen transformaketa-mota aukeratzeko aldagaia<text:tab/>4</text:a></text:p>
          <text:p text:style-name="P123"><text:a xlink:type="simple" xlink:href="#__RefHeading___Toc541_1797607716" text:style-name="Index_20_Link" text:visited-style-name="Index_20_Link">5. <text:s/>Aldaketa #5: Objektuen transformaketaren sistema aukeratzeko aldagaia<text:tab/>4</text:a></text:p>
          <text:p text:style-name="P123"><text:a xlink:type="simple" xlink:href="#__RefHeading___Toc543_1797607716" text:style-name="Index_20_Link" text:visited-style-name="Index_20_Link">6. <text:s/>Aldaketa #6: Objektuen transformaketaren ardatza aukeratzeko aldagaia<text:tab/>5</text:a></text:p>
          <text:p text:style-name="P123"><text:a xlink:type="simple" xlink:href="#__RefHeading___Toc545_1797607716" text:style-name="Index_20_Link" text:visited-style-name="Index_20_Link">7. <text:s/>Aldaketa #7: Objektuen transformaketaren norabidea aukeratzeko aldagaia<text:tab/>5</text:a></text:p>
          <text:p text:style-name="P123"><text:a xlink:type="simple" xlink:href="#__RefHeading___Toc547_1797607716" text:style-name="Index_20_Link" text:visited-style-name="Index_20_Link">8. <text:s/>Aldaketa #8: Objektuen transformazio-abiadurak definitzeko aldagai globalen sorrera<text:tab/>6</text:a></text:p>
          <text:p text:style-name="P123"><text:a xlink:type="simple" xlink:href="#__RefHeading___Toc549_1797607716" text:style-name="Index_20_Link" text:visited-style-name="Index_20_Link">9. <text:s/>Aldaketa #9: Objektuen transformazioak burutzeko jarraitutako pausoak<text:tab/>6</text:a></text:p>
          <text:p text:style-name="P123"><text:a xlink:type="simple" xlink:href="#__RefHeading___Toc805_759114968" text:style-name="Index_20_Link" text:visited-style-name="Index_20_Link">10. <text:s/>Aldaketa #10: Objektuen transformazioak: traslazioa<text:tab/>10</text:a></text:p>
          <text:p text:style-name="P123"><text:a xlink:type="simple" xlink:href="#__RefHeading___Toc807_759114968" text:style-name="Index_20_Link" text:visited-style-name="Index_20_Link">11. <text:s/>Aldaketa #11: Objektuen transformazioak: tamaina aldaketa (ardatz bakarrean)<text:tab/>11</text:a></text:p>
          <text:p text:style-name="P123"><text:a xlink:type="simple" xlink:href="#__RefHeading___Toc809_759114968" text:style-name="Index_20_Link" text:visited-style-name="Index_20_Link">12. <text:s/>Aldaketa #12: Objektuen transformazioak: tamaina handitzea (ardatz guztietan)<text:tab/>12</text:a></text:p>
          <text:p text:style-name="P123"><text:a xlink:type="simple" xlink:href="#__RefHeading___Toc811_759114968" text:style-name="Index_20_Link" text:visited-style-name="Index_20_Link">13. <text:s/>Aldaketa #13: Objektuen transformazioak: tamaina txikitzea (ardatz guztietan)<text:tab/>13</text:a></text:p>
          <text:p text:style-name="P123"><text:a xlink:type="simple" xlink:href="#__RefHeading___Toc813_759114968" text:style-name="Index_20_Link" text:visited-style-name="Index_20_Link">14. <text:s/>Aldaketa #14: Objektuen transformazioak: biraketa<text:tab/>14</text:a></text:p>
          <text:p text:style-name="P123"><text:a xlink:type="simple" xlink:href="#__RefHeading___Toc969_759114968" text:style-name="Index_20_Link" text:visited-style-name="Index_20_Link">15. <text:s/>Aldaketa #15: Objektuak jasandako aldaketak desegiteko aukera<text:tab/>15</text:a></text:p>
          <text:p text:style-name="P123"><text:a xlink:type="simple" xlink:href="#__RefHeading___Toc557_1797607716" text:style-name="Index_20_Link" text:visited-style-name="Index_20_Link">16. <text:s/>Oharrak<text:tab/>16</text:a></text:p>
        </text:index-body>
      </text:table-of-content>
      <text:p text:style-name="P95"/>
      <text:h text:style-name="P121" text:outline-level="1"><text:bookmark-start text:name="__RefHeading___Toc533_1797607716"/><text:span text:style-name="T23"><text:s/>Aldaketa #1: Menuko aukerak zabaldu <text:s/></text:span><text:bookmark-end text:name="__RefHeading___Toc533_1797607716"/></text:h>
      <text:p text:style-name="P89"><text:tab/>Azalpena:</text:p>
      <text:p text:style-name="P9"/>
      <text:p text:style-name="P9"><text:span text:style-name="T75"><text:tab/>Menuko auk</text:span>erak zabaldu dira. Teklatutik irakurritako teklen ekintzak ere bai.</text:p>
      <text:p text:style-name="P9"/>
      <text:p text:style-name="P9">---------</text:p>
      <text:p text:style-name="P9">Aldatutako fitxategia: io.c</text:p>
      <text:p text:style-name="P9">Aldatutako metodoa: <text:span text:style-name="T1">void </text:span>keyboard<text:span text:style-name="T1">(unsigned char key, int x, int y)</text:span></text:p>
      <text:p text:style-name="P9"><text:tab/>→ case 'm'/case 'M' berria</text:p>
      <text:p text:style-name="P9"><text:tab/>→ case 'b'/case 'B' berria</text:p>
      <text:p text:style-name="P9"><text:tab/>→ case 't'/case 'T' berria</text:p>
      <text:p text:style-name="P9"><text:tab/>→ case 'g'/case 'G' berria</text:p>
      <text:p text:style-name="P9"><text:tab/>→ case 'l'/case 'L' berria</text:p>
      <text:p text:style-name="P9"><text:tab/>→ case <text:span text:style-name="T14">26</text:span> berria <text:span text:style-name="T14">(Ctrl+Z-rako)</text:span></text:p>
      <text:p text:style-name="P9"><text:tab/>→ case '+' zabaldu da (CTRL gabeko aukera gehituta)</text:p>
      <text:p text:style-name="P9"><text:tab/>→ case '-' zabaldu da (CTRL gabeko aukera gehituta)</text:p>
      <text:p text:style-name="P9"/>
      <text:p text:style-name="P9"/>
      <text:h text:style-name="P111" text:outline-level="1"><text:bookmark-start text:name="__RefHeading___Toc535_1797607716"/><text:s/>Aldaketa #<text:span text:style-name="T14">2</text:span>: Objektuen transformaketak teklatutik egiteko aldaketak<text:bookmark-end text:name="__RefHeading___Toc535_1797607716"/></text:h>
      <text:p text:style-name="P10"><text:tab/><text:bookmark-start text:name="__DdeLink__497_970913046"/>Azalpena: </text:p>
      <text:p text:style-name="P10"/>
      <text:p text:style-name="P11"><text:tab/>Transformazioak ardatz batean edo bestean egiteko, teklatuko geziak erabiliko dira. Baina gezi hauen pultsaketak irakurtzeko metodo berezi bat implementatu behar izan dugu: keyboardSpecial. Metodo honek GlutSpecialFunc erabiltzen du tekla berezi hauek tratatzeko.<text:bookmark-end text:name="__DdeLink__497_970913046"/></text:p>
      <text:p text:style-name="P10"/>
      <text:p text:style-name="P10">---------</text:p>
      <text:p text:style-name="P10">Aldatutako fitxategia: io.c</text:p>
      <text:p text:style-name="P10">Metodo berria: voi keyboardSpecial(int key, int x, int y)</text:p>
      <text:p text:style-name="P10"><text:s text:c="4"/>→ case GLUT_KEY_LEFT: Mugitu -X; Handitu X; Biratu -Y</text:p>
      <text:p text:style-name="P10"><text:s text:c="4"/>→ case GLUT_KEY_UP: Mugitu +Y; Txikitu Y; Biratu +X</text:p>
      <text:p text:style-name="P10"><text:s text:c="4"/>→ case GLUT_KEY_RIGHT: Mugitu +X; Txikitu X; Biratu +Y</text:p>
      <text:p text:style-name="P10"><text:s text:c="4"/>→ case GLUT_KEY_DOWN: Mugitu -Y; Handitu Y; Biratu -X</text:p>
      <text:p text:style-name="P10"><text:s text:c="4"/>→ case GLUT_KEY_PAGE_DOWN: Mugitu +Z; Txikitu Z; Biratu +Z</text:p>
      <text:p text:style-name="P10"><text:s text:c="4"/>→ case GLUT_KEY_PAGE_UP: Mugitu -Z; Handitu Z; Biratu -Z</text:p>
      <text:p text:style-name="P9"/>
      <text:h text:style-name="P116" text:outline-level="1"><text:bookmark-start text:name="__RefHeading___Toc537_1797607716"/><text:s/>Aldaketa #3: Objektuen transformaketak burutzeko klasearen sorrera<text:bookmark-end text:name="__RefHeading___Toc537_1797607716"/></text:h>
      <text:p text:style-name="P26"><text:tab/>Azalpena:</text:p>
      <text:p text:style-name="P26"><text:tab/>Objektuen transformazioarekin zerikusia duena klase honetan gordeko da.</text:p>
      <text:p text:style-name="P26">-----------</text:p>
      <text:p text:style-name="P26">Sortutako fitxategiak: multiMatrix.c eta multiMatrix.h</text:p>
      <text:p text:style-name="P26">→ Klase hau io.c klaseak erabiltzen du.</text:p>
      <text:p text:style-name="P27"/>
      <text:h text:style-name="P110" text:outline-level="1"><text:bookmark-start text:name="__RefHeading___Toc539_1797607716"/><text:s/>Aldaketa #<text:span text:style-name="T14">4</text:span>: Objektuen transformaketa-mota aukeratzeko aldagaia <text:bookmark-end text:name="__RefHeading___Toc539_1797607716"/></text:h>
      <text:p text:style-name="P9"><text:tab/>Azalpena:</text:p>
      <text:p text:style-name="P9"/>
      <text:p text:style-name="P12"><text:tab/>Transformazioaren mota (biraketa, tamaina-aldaketa...) <text:span text:style-name="T14">aukera </text:span>biltegiratzen duen aldagaiaren sorrera eta implementazioa. Adib.: biraketa aukeratuta badago, aldagai honen balioa 'b' izango da.</text:p>
      <text:p text:style-name="P9"/>
      <text:p text:style-name="P9">---------</text:p>
      <text:p text:style-name="P9"><text:bookmark-start text:name="__DdeLink__329_1284395890"/>Aldatutako fitxategia: <text:bookmark-start text:name="__DdeLink__325_1284395890"/><text:span text:style-name="T14">multiMatrix</text:span>.c<text:bookmark-end text:name="__DdeLink__325_1284395890"/></text:p>
      <text:p text:style-name="P9">Sortutako aldagaia: char <text:span text:style-name="T14">transf_mota</text:span> ; <text:span text:style-name="T14">io.c-ko </text:span>keyboard metodoa<text:span text:style-name="T14">k aldatzen du aldagai hau</text:span>:</text:p>
      <text:p text:style-name="P9"><text:tab/>→ case 'm'/case 'M'-an</text:p>
      <text:p text:style-name="P9"><text:tab/>→ case 'b'/case 'B'-an</text:p>
      <text:p text:style-name="P9"><text:tab/>→ case 't'/case 'T'-an<text:bookmark-end text:name="__DdeLink__329_1284395890"/></text:p>
      <text:p text:style-name="P9"/>
      <text:h text:style-name="P110" text:outline-level="1"><text:bookmark-start text:name="__RefHeading___Toc541_1797607716"/><text:s/>Aldaketa #<text:span text:style-name="T14">5</text:span>: Objektuen transformaketaren sistema aukeratzeko aldagaia<text:bookmark-end text:name="__RefHeading___Toc541_1797607716"/></text:h>
      <text:p text:style-name="P9"><text:tab/>Azalpena: </text:p>
      <text:p text:style-name="P9"/>
      <text:p text:style-name="P12"><text:tab/>Transformazioaren <text:span text:style-name="T14">sistema</text:span> (<text:span text:style-name="T14">lokala edo globala</text:span>) <text:span text:style-name="T14">aukera </text:span>biltegiratzen duen aldagaiaren sorrera eta implementazioa. <text:span text:style-name="T14">Era lokalean, aukeratutako objektua transformatuko da; eda globalean, berriz, marraztutako objektu guztiak transformatuko dira.</text:span></text:p>
      <text:p text:style-name="P9"/>
      <text:p text:style-name="P9">---------</text:p>
      <text:p text:style-name="P10">Aldatutako fitxategia: <text:span text:style-name="T14">multiMatrix</text:span>.c</text:p>
      <text:p text:style-name="P9">Sortutako aldagaiak: char <text:span text:style-name="T14">transf_helburua</text:span> ; <text:span text:style-name="T14">io.c-ko</text:span> keyboard metodoa<text:span text:style-name="T14">k aldatzen du balioa</text:span>:</text:p>
      <text:p text:style-name="P9"><text:tab/>→ case 'g'/case 'G'-an</text:p>
      <text:p text:style-name="P9"><text:tab/>→ case 'l'/case 'L'-an</text:p>
      <text:p text:style-name="P9"/>
      <text:p text:style-name="P9"><text:soft-page-break/></text:p>
      <text:h text:style-name="P111" text:outline-level="1"><text:bookmark-start text:name="__RefHeading___Toc543_1797607716"/><text:s/>Aldaketa #<text:span text:style-name="T14">6</text:span>: Objektuen transformaketaren <text:span text:style-name="T15">ardatza</text:span> aukeratzeko aldagaia<text:bookmark-end text:name="__RefHeading___Toc543_1797607716"/></text:h>
      <text:p text:style-name="P10"><text:tab/>Azalpena: </text:p>
      <text:p text:style-name="P10"/>
      <text:p text:style-name="P11"><text:tab/>Transformazioaren <text:span text:style-name="T15">ardatzaren</text:span> (<text:span text:style-name="T14">X, Y edo Z</text:span>) <text:span text:style-name="T14">aukera </text:span>biltegiratzen duen aldagaiaren sorrera eta implementazioa. <text:span text:style-name="T14">Biltegiratutako karakterea erreferentzia-ardatza definitzen du.</text:span></text:p>
      <text:p text:style-name="P10"/>
      <text:p text:style-name="P10">---------</text:p>
      <text:p text:style-name="P15">Aldatutako fitxategia: <text:bookmark-start text:name="__DdeLink__325_12843958901"/><text:span text:style-name="T14">multiMatrix</text:span>.c<text:bookmark-end text:name="__DdeLink__325_12843958901"/></text:p>
      <text:p text:style-name="P15">Sortutako aldagaia: char <text:span text:style-name="T14">transf_ardatza </text:span>; <text:span text:style-name="T14">io.cko specialKeyboard metodoak aldatzen ditu aldagaiak:</text:span></text:p>
      <text:p text:style-name="P15"><text:s text:c="4"/>→ case GLUT_KEY_LEFT: <text:span text:style-name="T15">Traslazioa:</text:span> X; <text:span text:style-name="T15">Tamaina aldaketa:</text:span> X; Bira<text:span text:style-name="T15">keta: </text:span>Y</text:p>
      <text:p text:style-name="P15"><text:s text:c="4"/>→ case GLUT_KEY_UP: Traslazioa: Y; Tamaina aldaketa: Y; Bira<text:span text:style-name="T15">keta:</text:span> X</text:p>
      <text:p text:style-name="P15"><text:s text:c="4"/>→ case GLUT_KEY_RIGHT: Traslazioa: X; Tamaina aldaketa: X; Bira<text:span text:style-name="T15">keta:</text:span> Y</text:p>
      <text:p text:style-name="P15"><text:s text:c="4"/>→ case GLUT_KEY_DOWN: Traslazioa: Y; Tamaina aldaketa: Y; Bira<text:span text:style-name="T15">keta:</text:span> X</text:p>
      <text:p text:style-name="P15"><text:s text:c="4"/>→ case GLUT_KEY_PAGE_DOWN: Traslazioa: Z; Tamaina aldaketa: Z; Bira<text:span text:style-name="T15">keta:</text:span> Z</text:p>
      <text:p text:style-name="P15"><text:s text:c="4"/>→ case GLUT_KEY_PAGE_UP: Traslazioa: Z; Tamaina aldaketa: Z; Bira<text:span text:style-name="T15">keta:</text:span> Z</text:p>
      <text:h text:style-name="P112" text:outline-level="1"><text:bookmark-start text:name="__RefHeading___Toc545_1797607716"/><text:s/>Aldaketa #<text:span text:style-name="T15">7</text:span>: Objektuen transformaketaren <text:span text:style-name="T14">norabidea</text:span> aukeratzeko aldagaia<text:bookmark-end text:name="__RefHeading___Toc545_1797607716"/></text:h>
      <text:p text:style-name="P15"><text:tab/>Azalpena: </text:p>
      <text:p text:style-name="P15"/>
      <text:p text:style-name="P13"><text:tab/>Transformazioaren <text:span text:style-name="T15">norabidearen</text:span> (<text:span text:style-name="T15">positiboa edo negatiboa</text:span>) <text:span text:style-name="T14">aukera </text:span>biltegiratzen duen aldagaiaren sorrera eta implementazioa.</text:p>
      <text:p text:style-name="P15"/>
      <text:p text:style-name="P15">---------</text:p>
      <text:p text:style-name="P15">Aldatutako fitategia: <text:bookmark-start text:name="__DdeLink__325_128439589011"/><text:span text:style-name="T14">multiMatri</text:span>.c<text:bookmark-end text:name="__DdeLink__325_128439589011"/></text:p>
      <text:p text:style-name="P15">Sortutako aldagaia: char <text:span text:style-name="T14">transf_ardatza </text:span>; <text:span text:style-name="T14">io.c-ko specialKeyboard metodoak aldatzen ditu aldagaiak:</text:span></text:p>
      <text:p text:style-name="P15"><text:s text:c="4"/>→ case GLUT_KE_LEFT: Traslazioa: -; Tamaina aldaketa: + ; Biraketa: -</text:p>
      <text:p text:style-name="P15"><text:s text:c="4"/>→ case GLUT_KE_UP: Traslazioa: +; Tamaina aldaketa: - ; Biraketa: +</text:p>
      <text:p text:style-name="P15"><text:s text:c="4"/>→ case GLUT_KE_RIGHT: Traslazioa: +; Tamaina aldaketa: - ; Biraketa: +</text:p>
      <text:p text:style-name="P15"><text:s text:c="4"/>→ case GLUT_KE_DOWN: Traslazioa: -; Tamaina aldaketa: + ; Biraketa: -</text:p>
      <text:p text:style-name="P15"><text:s text:c="4"/>→ case GLUT_KE_PAGE_DOWN: Traslazioa: +; Tamaina aldaketa: - ; Biraketa: +</text:p>
      <text:p text:style-name="P15"><text:s text:c="4"/>→ case GLUT_KE_PAGE_UP: Traslazioa: -; Tamaina aldaketa: + ; Biraketa: -</text:p>
      <text:h text:style-name="P117" text:outline-level="1"><text:bookmark-start text:name="__RefHeading___Toc547_1797607716"/><text:s/>Aldaketa #<text:span text:style-name="T15">8</text:span>: Objektuen transformazio-abiadurak definitzeko aldagai globalen sorrera<text:bookmark-end text:name="__RefHeading___Toc547_1797607716"/></text:h>
      <text:p text:style-name="P16"><text:tab/>Azalpena: </text:p>
      <text:p text:style-name="P17"/>
      <text:p text:style-name="P14"><text:tab/>Transformazioak <text:span text:style-name="T1">egiteko orduan, transformazio-kopurua definitzeko aldgai globalak sortzea ideia ona da, transformazio “abiadurak” leku bakarretik kontrolatzeko.</text:span></text:p>
      <text:p text:style-name="P16"/>
      <text:p text:style-name="P16">-- </text:p>
      <text:p text:style-name="P17">Aldatutako fitxategia: definitions.h</text:p>
      <text:p text:style-name="P17">Balio berriak: </text:p>
      <text:p text:style-name="P18"><text:s/>→ #define KG_TAMAN_ABIA <text:s text:c="22"/><text:span text:style-name="T2">0.1</text:span>f :// Objektuaren tamaina aldatzeko abiadura</text:p>
      <text:p text:style-name="P19"><text:s/>→ #define KG_BIRAK_ABIAD <text:s text:c="21"/><text:span text:style-name="T2">3.14159265359f/8</text:span> <text:s/>// Objektuaren biraketa abiadura</text:p>
      <text:p text:style-name="P18"><text:s/>→ #define KG_TRASL_ABIAD <text:s text:c="21"/><text:span text:style-name="T2">0</text:span>.<text:span text:style-name="T2">1</text:span>f :// Objektuaren traslazio abiadura</text:p>
      <text:p text:style-name="P18"/>
      <text:h text:style-name="P115" text:outline-level="1"><text:bookmark-start text:name="__RefHeading___Toc549_1797607716"/><text:s/><text:bookmark-start text:name="__DdeLink__317_1284395890"/>Aldaketa #<text:span text:style-name="T15">9</text:span>: Objektuen transformazio<text:span text:style-name="T2">ak burutzeko jarraitutako pausoak</text:span><text:bookmark-end text:name="__RefHeading___Toc549_1797607716"/><text:bookmark-end text:name="__DdeLink__317_1284395890"/></text:h>
      <text:p text:style-name="P26"><text:span text:style-name="T4"><text:tab/>A</text:span><text:span text:style-name="T3">zalpena:</text:span></text:p>
      <text:p text:style-name="P29"><text:tab/>Objektuetan transformazioak garatzeko, programaren hainbat klasetan lerro berriak sartu dira. Exekuzioaren ordena jarraituko da objektuen transformazioak azaltzeko.</text:p>
      <text:p text:style-name="P30"><text:tab/><text:span text:style-name="T29">Objektu bat transformatzeko behar den lehenengo gauza objektu bera da. Eta objektu hori transformazioak jasateko prest egon behar da. Horretarako, objektua definitzeko estrukturan matrize berri bat sortu da: transformazio-matrizea. </text:span><text:span text:style-name="T39">(1)</text:span></text:p>
      <text:p text:style-name="P30"><text:span text:style-name="T29"><text:tab/>Behin hau prestatuta, objektua programan kargatzera pasatuko gara. Objektuaren datuak fitxategitik irakurtzen dira, eta datu hauek objektua sortzeko erabiltzen dira. Hau egin ondoren, transformazio-matrize berria hasierazten zaio, 4x4-ko identitate matrizea. </text:span><text:span text:style-name="T37">(2)</text:span></text:p>
      <text:p text:style-name="P30"><text:span text:style-name="T37"><text:tab/></text:span><text:span text:style-name="T53">Hau eginda, objektua transformatzeko prest daukagu. Baina 36 transformaketa aukera ezberdin daude; hauek burutzeko, aldiz, soilik 6 tekla ditugu. </text:span><text:span text:style-name="T54">Transformazioen helburua (objektu bakarra edo guztiak) eta mota (traslazioa, tamaina-aldaketa edo biraketa)</text:span><text:span text:style-name="T53"> aukeratzeko, aurretik adierazitako teklak erabiltzen dira. </text:span><text:span text:style-name="T54">Ardatza eta norabidea definitzeko, aldiz, sei kontrol-teklak erabiltzen dira. </text:span><text:span text:style-name="T55">Tekla bakoitzean, transformazio-motaren arabera, ardatz eta norabide bat definitzen dira, eta ondoren beharrezko metodoa exekutatzen da.</text:span><text:span text:style-name="T54"> </text:span><text:span text:style-name="T46">(3)</text:span></text:p>
      <text:p text:style-name="P30"><text:span text:style-name="T55"><text:tab/></text:span><text:span text:style-name="T56">Tekla sakatu dugu, eta nahi den ardatza eta norabidea definitu direla, transformazioa egiteko metodora pasatzen gara. Metodo hauek sortu berri den multiMatrix.c klasean daude. Deitutako metodo honek objektu bakarra edo objektu guztiak transformatzen ditu, aldi berean klase berdinean dagoen </text:span><text:span text:style-name="T59">berezko transformazio</text:span><text:span text:style-name="T58"> </text:span><text:span text:style-name="T56">metodo bat erabiliz. </text:span><text:span text:style-name="T57">Objektu guztiak transformatzeko, puntero bat sortu da. Puntero honekin objektu guztiak transformatzen direla kontrolatuko da. </text:span><text:span text:style-name="T58">Oinarriki, modu globala objektu bakoitzari transformazio metodoa behin aplikatzean datza.</text:span><text:span text:style-name="T57"> </text:span><text:span text:style-name="T47">(4)</text:span></text:p>
      <text:p text:style-name="P64"><text:soft-page-break/><text:s/><text:tab/></text:p>
      <text:p text:style-name="P30"><text:span text:style-name="T56"><text:tab/></text:span><text:span text:style-name="T58">Helburua edozein izanda, </text:span><text:span text:style-name="T59">berezko transformazio</text:span><text:span text:style-name="T58"> metodora sartzen gara. Metodo hauek antzerako egitura dute. Lehenengo, transformazio matrizeak kalkulatzen dira: ardatz bakoitzeko bana, eta norabide bakoitzeko bana; 3 ardatz * 2 norabide: 6 matrize ezberdin. Ondoren, hainbat kontrol egiten dira matrize zuzena aukeratzeko. Lehenengo, switch batekin, ardatza kontrolatzen da, eta ondoren, kasu bakoitzean, norabidea kontrolatzen da. Bukatzeko, objektuak duen lehen sortu berriko transformazio-matrizea metodo honetan definituriko transformazio matrizearekin biderkatzen da. </text:span><text:span text:style-name="T48">(5) </text:span><text:span text:style-name="T58">(Biderkaketa burutzeko, metodo berezi bat implementatu behar izan dugu. </text:span><text:span text:style-name="T48">(6)</text:span><text:span text:style-name="T58">)</text:span></text:p>
      <text:p text:style-name="P31"><text:span text:style-name="T56"><text:tab/>Azkenik, objektu transformatua monitorean marrazten da. Horretarako, </text:span><text:span text:style-name="T60">aukeratutako objektuaren </text:span><text:span text:style-name="T56">matrizea hasieratu ondoren guk nahi dugun matrizea sart</text:span><text:span text:style-name="T60">zen dugu glMultMatrixd funtzioa erabiliz.</text:span><text:span text:style-name="T56"> </text:span><text:span text:style-name="T49">(7)</text:span></text:p>
      <text:p text:style-name="P29">--</text:p>
      <text:p text:style-name="P36">Aldatutako fitxategia #1: definitions.h</text:p>
      <text:p text:style-name="P32"><text:s/>-&gt; <text:span text:style-name="T76">struct object3d { ...; Gldouble *matrix; }</text:span> <text:span text:style-name="T38">(1)</text:span></text:p>
      <text:p text:style-name="P68"/>
      <text:p text:style-name="P63">Aldatutako fitxategia #2: load_obj.h</text:p>
      <text:p text:style-name="P67"><text:span text:style-name="T51">-&gt; (199. lerroa) </text:span><text:span text:style-name="T76">object_ptr-&gt;matrix = malloc ( sizeof ( GLdouble )*16);</text:span></text:p>
      <text:p text:style-name="P67"><text:span text:style-name="T51"><text:tab/>(</text:span><text:span text:style-name="T52">ondoren </text:span><text:span text:style-name="T51">matrizea hasiarazten da identitate-matrize modura); </text:span><text:span text:style-name="T42">(2)</text:span></text:p>
      <text:p text:style-name="P69"/>
      <text:p text:style-name="P66"><text:span text:style-name="T36">A</text:span><text:span text:style-name="T30">ldatutako fitxategia #3: io.c</text:span></text:p>
      <text:p text:style-name="P65">-&gt; keyBoardSpecial metodoan: </text:p>
      <text:p text:style-name="P74"><text:span text:style-name="T31"><text:tab/>-&gt; </text:span><text:span text:style-name="T77">switch (tekla) { case GORA: </text:span><text:span text:style-name="T50">(3)</text:span></text:p>
      <text:p text:style-name="P99"><text:tab/><text:tab/><text:tab/>switch(transf_mota){</text:p>
      <text:p text:style-name="P99"><text:tab/><text:tab/><text:tab/>case ‘m’:</text:p>
      <text:p text:style-name="P101"><text:span text:style-name="T23"><text:tab/><text:tab/><text:tab/><text:tab/>transf_ardatza = 'Y'; </text:span><text:span text:style-name="T63">//</text:span><text:span text:style-name="T64">Ardatza definitzen da</text:span></text:p>
      <text:p text:style-name="P101"><text:tab/><text:tab/><text:tab/><text:tab/>transf_norabidea = '+'; <text:span text:style-name="T61">//</text:span><text:span text:style-name="T62">Norabidea definitzen da</text:span></text:p>
      <text:p text:style-name="P122"><text:tab/><text:tab/><text:tab/><text:tab/>mugitu(); <text:span text:style-name="T61">//</text:span><text:span text:style-name="T62">Metodoa aplikatzen zaio</text:span></text:p>
      <text:p text:style-name="P122"><text:tab/><text:tab/><text:tab/><text:tab/>break;</text:p>
      <text:p text:style-name="P100"><text:span text:style-name="T24"><text:tab/><text:tab/><text:tab/>... </text:span><text:span text:style-name="T25">}</text:span></text:p>
      <text:p text:style-name="P100"><text:span text:style-name="T25"><text:tab/><text:tab/><text:tab/>... </text:span><text:span text:style-name="T24">break; </text:span></text:p>
      <text:p text:style-name="P100"><text:span text:style-name="T24"><text:tab/> <text:s/>case...; </text:span></text:p>
      <text:p text:style-name="P100"><text:span text:style-name="T24"><text:tab/> <text:s/>... }</text:span></text:p>
      <text:p text:style-name="P76"/>
      <text:p text:style-name="P79">Aldatutako fitxategia #4: multiMatrix.c (eta multiMatrix.h)</text:p>
      <text:p text:style-name="P75"><text:span text:style-name="T31">-&gt; mugitu/biratu/tAldatu </text:span><text:span text:style-name="T35">funtzioak</text:span><text:span text:style-name="T31"> </text:span><text:span text:style-name="T41">(4)</text:span><text:span text:style-name="T31">:</text:span></text:p>
      <text:p text:style-name="P77"><text:tab/><text:span text:style-name="T76">if(transf_helburua=='l'){</text:span></text:p>
      <text:p text:style-name="P103"><text:s text:c="8"/>tamainaAldaketa();</text:p>
      <text:p text:style-name="P102"><text:s text:c="4"/>}</text:p>
      <text:p text:style-name="P102"><text:s text:c="4"/>else if(transf_helburua=='g'){</text:p>
      <text:p text:style-name="P102"><text:s text:c="8"/>trans_obj = _first_object;</text:p>
      <text:p text:style-name="P102"><text:s text:c="8"/>while (trans_obj != 0){</text:p>
      <text:p text:style-name="P102"><text:s text:c="12"/>tamainaAldaketa();</text:p>
      <text:p text:style-name="P102"><text:s text:c="12"/>_selected_object = _selected_object-&gt;next;</text:p>
      <text:p text:style-name="P102"><text:s text:c="12"/>trans_obj = trans_obj-&gt;next;</text:p>
      <text:p text:style-name="P102"><text:s text:c="12"/>if(_selected_object==0) _selected_object= _first_object;</text:p>
      <text:p text:style-name="P102"><text:s text:c="8"/>}</text:p>
      <text:p text:style-name="P102"><text:s text:c="4"/>}</text:p>
      <text:p text:style-name="P102"/>
      <text:p text:style-name="P80"><text:span text:style-name="T31">-</text:span><text:span text:style-name="T32">&gt; traslazioa/biraketa/tamainaAldaketa </text:span><text:span text:style-name="T35">funtzioak</text:span><text:span text:style-name="T32"> </text:span><text:span text:style-name="T43">(5)</text:span><text:span text:style-name="T32">:</text:span></text:p>
      <text:p text:style-name="P104"><text:span text:style-name="T26"><text:s text:c="3"/>GLdouble <text:s/>* </text:span><text:span text:style-name="T28">tamaX</text:span><text:span text:style-name="T26"> = malloc ( sizeof ( GLdouble )*16); </text:span><text:span text:style-name="T67">//transf. matrizeak</text:span></text:p>
      <text:p text:style-name="P106">tamaX[0]=1+KG_ABIAD_TAMAN; tamaX[4]=0; tamaX[8] =0; tamaX[12]=0;</text:p>
      <text:p text:style-name="P106">tamaX[1]=0; <text:tab/><text:tab/> <text:s text:c="3"/>tamaX[5]=1; tamaX[9] =0; tamaX[13]=0;</text:p>
      <text:p text:style-name="P106">tamaX[2]=0; <text:tab/><text:tab/> <text:s text:c="3"/>tamaX[6]=0; tamaX[10]=1; tamaX[14]=0;</text:p>
      <text:p text:style-name="P106">tamaX[3]=0; <text:tab/><text:tab/> <text:s text:c="3"/>tamaX[7]=0; tamaX[11]=0; tamaX[15]=1;</text:p>
      <text:p text:style-name="P106">...</text:p>
      <text:p text:style-name="P106">switch (transf_ardatza){</text:p>
      <text:p text:style-name="P106"><text:s text:c="4"/>case 'X':</text:p>
      <text:p text:style-name="P106"><text:s text:c="8"/>if(transf_norabidea=='+'){</text:p>
      <text:p text:style-name="P106"><text:s text:c="9"/><text:tab/> printf("Tamaina aldaketa: +X\n");</text:p>
      <text:p text:style-name="P105"><text:span text:style-name="T24"><text:s text:c="9"/><text:tab/> _selected_object-&gt;matrix=mult(_selected_object-&gt;matrix,</text:span><text:span text:style-name="T27">tamaX</text:span><text:span text:style-name="T24">);</text:span></text:p>
      <text:p text:style-name="P106"><text:s text:c="8"/>}</text:p>
      <text:p text:style-name="P106"><text:s text:c="8"/>else{</text:p>
      <text:p text:style-name="P106"><text:s text:c="12"/>printf("Tamaina aldaketa: -X\n");</text:p>
      <text:p text:style-name="P105"><text:span text:style-name="T24"><text:s text:c="13"/>_selected_object-&gt;matrix=mult(_selected_object-&gt;matrix,</text:span><text:span text:style-name="T27">tamaXn</text:span><text:span text:style-name="T24">);</text:span></text:p>
      <text:p text:style-name="P107"><text:s text:c="8"/>} <text:s text:c="2"/></text:p>
      <text:p text:style-name="P107"><text:tab/> <text:s/>... <text:s/></text:p>
      <text:p text:style-name="P107"><text:tab/> <text:s/>break; <text:s/></text:p>
      <text:p text:style-name="P107"><text:s text:c="4"/><text:span text:style-name="T81">case </text:span>... </text:p>
      <text:p text:style-name="P107">}</text:p>
      <text:p text:style-name="P82"/>
      <text:p text:style-name="P82"/>
      <text:p text:style-name="P85"><text:span text:style-name="T31">-&gt; Matrizeak biderkatzeko metodoa: mult(GLdouble *m1, GLdouble *m2) </text:span><text:span text:style-name="T41">(6)</text:span><text:span text:style-name="T31">:</text:span></text:p>
      <text:p text:style-name="P108">GLdouble *mult(GLdouble *m1, GLdouble *m2) {</text:p>
      <text:p text:style-name="P108"><text:s text:c="4"/>GLdouble *result = malloc(sizeof(GLdouble) * 4 * 4);</text:p>
      <text:p text:style-name="P108"><text:s text:c="4"/>// @formatter:off</text:p>
      <text:p text:style-name="P108">result[0+4*0]=m1[0+4*0]*m2[0+4*0]+m1[0+4*1]*m2[1+4*0]+m1[0+4*2]*m2[2+4*0]+m1[0+4*3]*m2[3+4*0];</text:p>
      <text:p text:style-name="P108">result[1+4*0]=m1[1+4*0]*m2[0+4*0]+m1[1+4*1]*m2[1+4*0]+m1[1+4*2]*m2[2+4*0]+m1[1+4*3]*m2[3+4*0];</text:p>
      <text:p text:style-name="P108">result[2+4*0]=m1[2+4*0]*m2[0+4*0]+m1[2+4*1]*m2[1+4*0]+m1[2+4*2]*m2[2+4*0]+m1[2+4*3]*m2[3+4*0];</text:p>
      <text:p text:style-name="P108">result[3+4*0]=m1[3+4*0]*m2[0+4*0]+m1[3+4*1]*m2[1+4*0]+m1[3+4*2]*m2[2+4*0]+m1[3+4*3]*m2[3+4*0];</text:p>
      <text:p text:style-name="P108"/>
      <text:p text:style-name="P108">result[0+4*1]=m1[0+4*0]*m2[0+4*1]+m1[0+4*1]*m2[1+4*1]+m1[0+4*2]*m2[2+4*1]+m1[0+4*3]*m2[3+4*1];</text:p>
      <text:p text:style-name="P108">result[1+4*1]=m1[1+4*0]*m2[0+4*1]+m1[1+4*1]*m2[1+4*1]+m1[1+4*2]*m2[2+4*1]+m1[1+4*3]*m2[3+4*1];</text:p>
      <text:p text:style-name="P108">result[2+4*1]=m1[2+4*0]*m2[0+4*1]+m1[2+4*1]*m2[1+4*1]+m1[2+4*2]*m2[2+4*1]+m1[2+4*3]*m2[3+4*1];</text:p>
      <text:p text:style-name="P108">result[3+4*1]=m1[3+4*0]*m2[0+4*1]+m1[3+4*1]*m2[1+4*1]+m1[3+4*2]*m2[2+4*1]+m1[3+4*3]*m2[3+4*1];</text:p>
      <text:p text:style-name="P108"/>
      <text:p text:style-name="P108">result[0+4*2]=m1[0+4*0]*m2[0+4*2]+m1[0+4*1]*m2[1+4*2]+m1[0+4*2]*m2[2+4*2]+m1[0+4*3]*m2[3+4*2];</text:p>
      <text:p text:style-name="P108">result[1+4*2]=m1[1+4*0]*m2[0+4*2]+m1[1+4*1]*m2[1+4*2]+m1[1+4*2]*m2[2+4*2]+m1[1+4*3]*m2[3+4*2];</text:p>
      <text:p text:style-name="P108">result[2+4*2]=m1[2+4*0]*m2[0+4*2]+m1[2+4*1]*m2[1+4*2]+m1[2+4*2]*m2[2+4*2]+m1[2+4*3]*m2[3+4*2];</text:p>
      <text:p text:style-name="P108">result[3+4*2]=m1[3+4*0]*m2[0+4*2]+m1[3+4*1]*m2[1+4*2]+m1[3+4*2]*m2[2+4*2]+m1[3+4*3]*m2[3+4*2];</text:p>
      <text:p text:style-name="P108"/>
      <text:p text:style-name="P108">result[0+4*3]=m1[0+4*0]*m2[0+4*3]+m1[0+4*1]*m2[1+4*3]+m1[0+4*2]*m2[2+4*3]+m1[0+4*3]*m2[3+4*3];</text:p>
      <text:p text:style-name="P108">result[1+4*3]=m1[1+4*0]*m2[0+4*3]+m1[1+4*1]*m2[1+4*3]+m1[1+4*2]*m2[2+4*3]+m1[1+4*3]*m2[3+4*3];</text:p>
      <text:p text:style-name="P108">result[2+4*3]=m1[2+4*0]*m2[0+4*3]+m1[2+4*1]*m2[1+4*3]+m1[2+4*2]*m2[2+4*3]+m1[2+4*3]*m2[3+4*3];</text:p>
      <text:p text:style-name="P108">result[3+4*3]=m1[3+4*0]*m2[0+4*3]+m1[3+4*1]*m2[1+4*3]+m1[3+4*2]*m2[2+4*3]+m1[3+4*3]*m2[3+4*3];</text:p>
      <text:p text:style-name="P108"><text:s text:c="4"/>// @formatter:on</text:p>
      <text:p text:style-name="P108"><text:s text:c="4"/>return result;</text:p>
      <text:p text:style-name="P108">}</text:p>
      <text:p text:style-name="P83"/>
      <text:p text:style-name="P81"><text:span text:style-name="T31">Aldatutako fitxategia: display.c </text:span><text:span text:style-name="T41">(7)</text:span><text:span text:style-name="T31">:</text:span></text:p>
      <text:p text:style-name="P84"><text:s/>-&gt; 111. lerroa: <text:span text:style-name="T78">glMultMatrixd(aux_obj-&gt;matrix);</text:span></text:p>
      <text:h text:style-name="P120" text:outline-level="1"><text:bookmark-start text:name="__RefHeading___Toc805_759114968"/><text:s/>Aldaketa #<text:span text:style-name="T29">10</text:span>: Objektuen transformazioak: traslazioa<text:bookmark-end text:name="__RefHeading___Toc805_759114968"/></text:h>
      <text:p text:style-name="P70"><text:span text:style-name="T9"><text:tab/></text:span><text:span text:style-name="T10">Azalpena:</text:span></text:p>
      <text:p text:style-name="P38"><text:tab/><text:span text:style-name="T68">Behin azalduta objektuen trasnformazioen bidea tekla sakatzen denetik objektua pantailaratzen den arte, orain berezko transformazioa azalduko da. Objektuen transformazio bakoitza funtzio batean gordeko da. Objektuen traslazioa kalkulatzeko funtzioa </text:span><text:span text:style-name="T19">traslazioa()</text:span><text:span text:style-name="T70"> da.</text:span></text:p>
      <text:p text:style-name="P37"><text:tab/><text:span text:style-name="T68">Objektua traslatzeko, transformazio matrizea honako hau izango da: </text:span></text:p>
      <text:p text:style-name="P46"><draw:custom-shape text:anchor-type="paragraph" draw:z-index="2" draw:name="Forma3" draw:style-name="gr3" draw:text-style-name="P126" svg:width="9.737cm" svg:height="3.017cm" svg:x="3.764cm" svg:y="-0.05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1<text:tab/>0<text:tab/>0<text:tab/>KG_ABIAD_TRASL <text:s/><text:span text:style-name="T65">//X</text:span></text:p>
      <text:p text:style-name="P46">0<text:tab/>1<text:tab/>0<text:tab/>KG_ABIAD_TRASL <text:s/><text:span text:style-name="T65">//Y</text:span></text:p>
      <text:p text:style-name="P46">0<text:tab/>0<text:tab/>1<text:tab/>KG_ABIAD_TRASL <text:s/><text:span text:style-name="T65">//Z</text:span></text:p>
      <text:p text:style-name="P46">0<text:tab/>0<text:tab/>0<text:tab/><text:tab/><text:tab/>1<text:tab/> <text:s text:c="4"/></text:p>
      <text:p text:style-name="P50"><text:tab/>KG_ABIAD_TRASL aldagaia aurredefinituta dago definitions.h fitxategian. Traslazioa egiteko 6 matrize sortu dira (3 ardatz * 2 norabide). Ardatz bakoitzeko, ardatz horren hizkiarekin dagoen lerroko laugarren zutabea <text:s/>KG_ABIAD_TRASL aldagaiaren balioa izango du; zutabeko beste balioak 0 izango dira (azkenekoa izan ezik, hau beti 1 izango da).</text:p>
      <text:p text:style-name="P51"><text:tab/><text:span text:style-name="T69">Norabide negatiboa definitzeko, <text:s/></text:span>KG_ABIAD_TRASL aldagaiaren balioa<text:span text:style-name="T69">ren negatiboa kalkulatzen da matrizean bertan.</text:span></text:p>
      <text:p text:style-name="P51">---</text:p>
      <text:p text:style-name="P55">Aldatutako fitxategia: multiMatrix.c</text:p>
      <text:p text:style-name="P55">-&gt; Funtzio berria: traslazioa()</text:p>
      <text:p text:style-name="P73"/>
      <text:h text:style-name="P113" text:outline-level="1"><text:bookmark-start text:name="__RefHeading___Toc807_759114968"/><text:span text:style-name="T4"><text:s/>Aldaketa #</text:span><text:span text:style-name="T6">11</text:span><text:span text:style-name="T4">: Objektuen transformazioak: tamaina aldaketa </text:span><text:span text:style-name="T6">(ardatz bakarrean)</text:span><text:bookmark-end text:name="__RefHeading___Toc807_759114968"/></text:h>
      <text:p text:style-name="P20"><text:tab/>Azalpena:</text:p>
      <text:p text:style-name="P20"/>
      <text:p text:style-name="P39"><text:tab/><text:span text:style-name="T68">Behin azalduta objektuen trasnformazioen bidea tekla sakatzen denetik objektua pantailaratzen den arte, orain berezko transformazioa azalduko da. Objektuen transformazio bakoitza funtzio batean gordeko da. Objektuen tamaina aldaketa kalkulatzeko funtzioa </text:span><text:span text:style-name="T18">tamainaAldaketa</text:span><text:span text:style-name="T19">()</text:span><text:span text:style-name="T70"> da.</text:span></text:p>
      <text:p text:style-name="P43"><text:tab/><text:span text:style-name="T68">Objektuaren tamaina ardatz batean aldatzeko, transformazio matrizea honako hau izango da: </text:span></text:p>
      <text:p text:style-name="P47"><draw:custom-shape text:anchor-type="paragraph" draw:z-index="3" draw:name="Forma3" draw:style-name="gr4" draw:text-style-name="P126" svg:width="15.929cm" svg:height="3.017cm" svg:x="0.669cm" svg:y="-0.05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69">1+</text:span>KG_ABIAD_T<text:span text:style-name="T69">AMAN<text:tab/><text:tab/> </text:span>0<text:tab/><text:tab/> 0 <text:tab/><text:tab/><text:tab/><text:tab/><text:span text:style-name="T69">1</text:span> <text:span text:style-name="T65">//X</text:span></text:p>
      <text:p text:style-name="P47"><text:tab/><text:tab/>0 <text:tab/><text:span text:style-name="T69">1+</text:span>KG_ABIAD_T<text:span text:style-name="T69">AMAN<text:tab/> <text:s/></text:span>0<text:tab/><text:tab/> <text:tab/><text:tab/><text:span text:style-name="T69">1</text:span> <text:s/><text:span text:style-name="T65">//Y</text:span></text:p>
      <text:p text:style-name="P47"><text:tab/><text:tab/>0 <text:tab/><text:tab/><text:tab/> <text:s/>0 <text:tab/><text:span text:style-name="T69">1+</text:span>KG_ABIAD_T<text:span text:style-name="T69">AMAN</text:span><text:tab/><text:tab/><text:span text:style-name="T69">1</text:span> <text:s/><text:span text:style-name="T65">//Z</text:span></text:p>
      <text:p text:style-name="P47"><text:s text:c="4"/><text:tab/> <text:s text:c="3"/><text:tab/> <text:s text:c="3"/>0 <text:tab/><text:tab/><text:tab/> <text:s text:c="5"/>0<text:tab/><text:tab/> <text:s text:c="6"/>0<text:tab/><text:tab/><text:tab/><text:tab/> <text:s text:c="3"/>1<text:tab/> <text:s text:c="4"/></text:p>
      <text:p text:style-name="P51"><text:tab/>KG_ABIAD_T<text:span text:style-name="T69">AMAN</text:span> aldagaia aurredefinituta dago definitions.h fitxategian. <text:span text:style-name="T69">Tamaina aldaketa</text:span> egiteko 6 matrize sortu dira (3 ardatz * 2 norabide). Ardatz bakoitzeko, ardatz horren hizkiarekin dagoen <text:span text:style-name="T71">lerroaren</text:span> <text:span text:style-name="T71">diagonal</text:span> zutabea <text:s/><text:span text:style-name="T71">1+</text:span>KG_ABIAD_T<text:span text:style-name="T69">AMAN</text:span> aldagaiaren balioa izango du; zutabeko beste balioak 0 izango dira (azkenekoa izan ezik, hau beti 1 izango da).</text:p>
      <text:p text:style-name="P51"><text:tab/><text:span text:style-name="T69">Norabide negatiboa definitzeko, <text:s/>1-</text:span>KG_ABIAD_T<text:span text:style-name="T69">AMAN</text:span> <text:span text:style-name="T69">egingo da.</text:span></text:p>
      <text:p text:style-name="P51">---</text:p>
      <text:p text:style-name="P55">Aldatutako fitxategia: multiMatrix.c</text:p>
      <text:p text:style-name="P55"><text:span text:style-name="T29">-&gt; Funtzio berria: </text:span>tamainaAldaketa<text:span text:style-name="T29">()</text:span></text:p>
      <text:h text:style-name="P118" text:outline-level="1"><text:bookmark-start text:name="__RefHeading___Toc809_759114968"/><text:span text:style-name="T4"><text:s/>Aldaketa #</text:span><text:span text:style-name="T6">12</text:span><text:span text:style-name="T4">: Objektuen transformazioak: tamaina </text:span><text:span text:style-name="T6">handitzea</text:span><text:span text:style-name="T4"> </text:span><text:span text:style-name="T6">(ardatz guztietan)</text:span><text:bookmark-end text:name="__RefHeading___Toc809_759114968"/></text:h>
      <text:p text:style-name="P21"><text:tab/>Azalpena:</text:p>
      <text:p text:style-name="P21"/>
      <text:p text:style-name="P40"><text:tab/><text:span text:style-name="T68">Behin azalduta objektuen trasnformazioen bidea tekla sakatzen denetik objektua pantailaratzen den arte, orain berezko transformazioa azalduko da. Objektuen transformazio bakoitza funtzio batean gordeko da. Objektuen tamaina aldaketa kalkulatzeko funtzioa </text:span><text:span text:style-name="T20">guztiaHanditu</text:span><text:span text:style-name="T19">()</text:span><text:span text:style-name="T70"> da.</text:span></text:p>
      <text:p text:style-name="P44"><text:tab/><text:span text:style-name="T68">Objektuaren tamaina orokorrean handitzeko, transformazio matrizea honako hau izango da: </text:span></text:p>
      <text:p text:style-name="P48"><draw:custom-shape text:anchor-type="paragraph" draw:z-index="4" draw:name="Forma3" draw:style-name="gr4" draw:text-style-name="P126" svg:width="15.929cm" svg:height="3.017cm" svg:x="0.669cm" svg:y="-0.05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69">1+</text:span>KG_ABIAD_T<text:span text:style-name="T69">AMAN<text:tab/><text:tab/> </text:span>0<text:tab/><text:tab/> 0 <text:tab/><text:tab/><text:tab/><text:tab/><text:span text:style-name="T69">1</text:span> <text:span text:style-name="T65">//X</text:span></text:p>
      <text:p text:style-name="P48"><text:tab/><text:tab/>0 <text:tab/><text:span text:style-name="T69">1+</text:span>KG_ABIAD_T<text:span text:style-name="T69">AMAN<text:tab/> <text:s/></text:span>0<text:tab/><text:tab/> <text:tab/><text:tab/><text:span text:style-name="T69">1</text:span> <text:s/><text:span text:style-name="T65">//Y</text:span></text:p>
      <text:p text:style-name="P48"><text:tab/><text:tab/>0 <text:tab/><text:tab/><text:tab/> <text:s/>0 <text:tab/><text:span text:style-name="T69">1+</text:span>KG_ABIAD_T<text:span text:style-name="T69">AMAN</text:span><text:tab/><text:tab/><text:span text:style-name="T69">1</text:span> <text:s/><text:span text:style-name="T65">//Z</text:span></text:p>
      <text:p text:style-name="P48"><text:s text:c="4"/><text:tab/> <text:s text:c="3"/><text:tab/> <text:s text:c="3"/>0 <text:tab/><text:tab/><text:tab/> <text:s text:c="5"/>0<text:tab/><text:tab/> <text:s text:c="6"/>0<text:tab/><text:tab/><text:tab/><text:tab/> <text:s text:c="3"/>1<text:tab/> <text:s text:c="4"/></text:p>
      <text:p text:style-name="P53"><text:tab/>KG_ABIAD_T<text:span text:style-name="T69">AMAN</text:span> aldagaia aurredefinituta dago definitions.h fitxategian. <text:span text:style-name="T69">Tamaina aldaketa</text:span> egiteko matrize <text:span text:style-name="T72">bakarra</text:span> sortu <text:span text:style-name="T72">da</text:span>. </text:p>
      <text:p text:style-name="P53"><text:span text:style-name="T72"><text:tab/>Matrizearen diagonaleko balio guztiak</text:span> <text:s/><text:span text:style-name="T71">1+</text:span>KG_ABIAD_T<text:span text:style-name="T69">AMAN</text:span> aldagaiaren balioa izango du<text:span text:style-name="T72">te </text:span>(azkenekoa izan ezik, hau beti 1 izango da).</text:p>
      <text:p text:style-name="P52">---</text:p>
      <text:p text:style-name="P56">Aldatutako fitxategia: multiMatrix.c</text:p>
      <text:p text:style-name="P33">-&gt; Funtzio berria: guztiaHanditu()</text:p>
      <text:h text:style-name="P118" text:outline-level="1"><text:bookmark-start text:name="__RefHeading___Toc811_759114968"/><text:span text:style-name="T4"><text:s/>Aldaketa #</text:span><text:span text:style-name="T6">13</text:span><text:span text:style-name="T4">: Objektuen transformazioak: tamaina </text:span><text:span text:style-name="T6">txikitzea</text:span><text:span text:style-name="T4"> </text:span><text:span text:style-name="T6">(ardatz guztietan)</text:span><text:bookmark-end text:name="__RefHeading___Toc811_759114968"/></text:h>
      <text:p text:style-name="P22">Azalpena:</text:p>
      <text:p text:style-name="P22"/>
      <text:p text:style-name="P41"><text:tab/><text:span text:style-name="T68">Behin azalduta objektuen trasnformazioen bidea tekla sakatzen denetik objektua pantailaratzen den arte, orain berezko transformazioa azalduko da. Objektuen transformazio bakoitza funtzio batean gordeko da. Objektuen tamaina aldaketa kalkulatzeko funtzioa </text:span><text:span text:style-name="T20">guztia</text:span><text:span text:style-name="T21">Txiki</text:span><text:span text:style-name="T20">tu</text:span><text:span text:style-name="T19">()</text:span><text:span text:style-name="T70"> da.</text:span></text:p>
      <text:p text:style-name="P45"><text:tab/><text:span text:style-name="T68">Objektuaren tamaina orokorrean txikitzeko, transformazio matrizea honako hau izango da: </text:span></text:p>
      <text:p text:style-name="P49"><draw:custom-shape text:anchor-type="paragraph" draw:z-index="5" draw:name="Forma3" draw:style-name="gr4" draw:text-style-name="P126" svg:width="15.929cm" svg:height="3.017cm" svg:x="0.669cm" svg:y="-0.05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69">1-</text:span>KG_ABIAD_T<text:span text:style-name="T69">AMAN<text:tab/><text:tab/> </text:span>0<text:tab/><text:tab/> 0 <text:tab/><text:tab/><text:tab/><text:tab/><text:span text:style-name="T69">1</text:span> <text:span text:style-name="T65">//X</text:span></text:p>
      <text:p text:style-name="P49"><text:tab/><text:tab/>0 <text:tab/><text:span text:style-name="T69">1-</text:span>KG_ABIAD_T<text:span text:style-name="T69">AMAN<text:tab/> <text:s/></text:span>0<text:tab/><text:tab/> <text:tab/><text:tab/><text:span text:style-name="T69">1</text:span> <text:s/><text:span text:style-name="T65">//Y</text:span></text:p>
      <text:p text:style-name="P49"><text:tab/><text:tab/>0 <text:tab/><text:tab/><text:tab/> <text:s/>0 <text:tab/><text:span text:style-name="T69">1-</text:span>KG_ABIAD_T<text:span text:style-name="T69">AMAN</text:span><text:tab/><text:tab/><text:span text:style-name="T69">1</text:span> <text:s/><text:span text:style-name="T65">//Z</text:span></text:p>
      <text:p text:style-name="P49"><text:s text:c="4"/><text:tab/> <text:s text:c="3"/><text:tab/> <text:s text:c="3"/>0 <text:tab/><text:tab/><text:tab/> <text:s text:c="5"/>0<text:tab/><text:tab/> <text:s text:c="6"/>0<text:tab/><text:tab/><text:tab/><text:tab/> <text:s text:c="3"/>1<text:tab/> <text:s text:c="4"/></text:p>
      <text:p text:style-name="P53"><text:tab/>KG_ABIAD_T<text:span text:style-name="T69">AMAN</text:span> aldagaia aurredefinituta dago definitions.h fitxategian. <text:span text:style-name="T69">Tamaina aldaketa</text:span> egiteko matrize <text:span text:style-name="T72">bakarra</text:span> sortu <text:span text:style-name="T72">da</text:span>. </text:p>
      <text:p text:style-name="P53"><text:span text:style-name="T72"><text:tab/>Matrizearen diagonaleko balio guztiak</text:span> <text:s/><text:span text:style-name="T71">1-</text:span>KG_ABIAD_T<text:span text:style-name="T69">AMAN</text:span> aldagaiaren balioa izango du<text:span text:style-name="T72">te </text:span>(azkenekoa izan ezik, hau beti 1 izango da).</text:p>
      <text:p text:style-name="P53">---</text:p>
      <text:p text:style-name="P57">Aldatutako fitxategia: multiMatrix.c</text:p>
      <text:p text:style-name="P34">-&gt; Funtzio berria: guztiaHanditu()</text:p>
      <text:h text:style-name="P118" text:outline-level="1"><text:bookmark-start text:name="__RefHeading___Toc813_759114968"/><text:span text:style-name="T4"><text:s/></text:span><text:bookmark-start text:name="__DdeLink__818_759114968"/><text:span text:style-name="T4">Aldaketa #</text:span><text:span text:style-name="T6">14</text:span><text:span text:style-name="T4">: Objektuen transformazioak: biraket</text:span><text:span text:style-name="T5">a</text:span><text:bookmark-end text:name="__RefHeading___Toc813_759114968"/><text:bookmark-end text:name="__DdeLink__818_759114968"/></text:h>
      <text:p text:style-name="P23">Azalpena:</text:p>
      <text:p text:style-name="P23"/>
      <text:p text:style-name="P42"><text:tab/><text:span text:style-name="T68">Behin azalduta objektuen trasnformazioen bidea tekla sakatzen denetik objektua pantailaratzen den arte, orain berezko transformazioa azalduko da. Objektuen transformazio bakoitza funtzio batean gordeko da. Objektuen biraketa kalkulatzeko funtzioa </text:span><text:span text:style-name="T22">biraketa</text:span><text:span text:style-name="T19">()</text:span><text:span text:style-name="T70"> da.</text:span></text:p>
      <text:p text:style-name="P59"><text:tab/>X ardatzarekiko biraketa-marizea: </text:p>
      <text:p text:style-name="P61"><draw:custom-shape text:anchor-type="paragraph" draw:z-index="6" draw:name="Forma3" draw:style-name="gr5" draw:text-style-name="P126" svg:width="15.188cm" svg:height="3.462cm" svg:x="1.78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 <text:s/>1<text:tab/><text:tab/><text:tab/>0 <text:tab/><text:tab/><text:tab/>0 <text:tab/><text:tab/><text:tab/><text:tab/>0</text:p>
      <text:p text:style-name="P61"><text:s text:c="2"/>0<text:tab/>cos(KG_ABIAD_BIRAK)<text:tab/>sin(KG_ABIAD_BIRAK)*(-1)<text:tab/>0</text:p>
      <text:p text:style-name="P61"><text:s text:c="2"/>0<text:tab/>sin(KG_ABIAD_BIRAK)<text:tab/>cos(KG_ABIAD_BIRAK)<text:tab/><text:tab/>0</text:p>
      <text:p text:style-name="P61"><text:s text:c="2"/>0<text:tab/><text:tab/><text:tab/>0<text:tab/><text:tab/><text:tab/>0<text:tab/><text:tab/><text:tab/><text:tab/>1</text:p>
      <text:p text:style-name="P59"/>
      <text:p text:style-name="P59"><text:tab/>Y ardatzarekiko biraketa-matrizea:</text:p>
      <text:p text:style-name="P61"><draw:custom-shape text:anchor-type="paragraph" draw:z-index="7" draw:name="Forma3" draw:style-name="gr6" draw:text-style-name="P126" svg:width="16.035cm" svg:height="3.462cm" svg:x="0.933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cos(KG_ABIAD_BIRAK)<text:tab/><text:tab/>0 <text:tab/>sin(KG_ABIAD_BIRAK) <text:tab/><text:tab/>0</text:p>
      <text:p text:style-name="P61"><text:tab/><text:tab/> <text:s/>0<text:tab/><text:tab/><text:tab/><text:span text:style-name="T73">1<text:tab/></text:span><text:tab/><text:tab/><text:tab/><text:span text:style-name="T73">0</text:span><text:tab/><text:tab/>0</text:p>
      <text:p text:style-name="P62"><text:s/>sin(KG_ABIAD_BIRAK)*(-1)<text:tab/><text:span text:style-name="T73">0</text:span><text:tab/>cos(KG_ABIAD_BIRAK)<text:tab/><text:tab/>0</text:p>
      <text:p text:style-name="P61"><text:s/><text:tab/><text:tab/> 0<text:tab/><text:tab/><text:tab/>0<text:tab/><text:tab/><text:tab/>0<text:tab/><text:tab/><text:tab/>1</text:p>
      <text:p text:style-name="P59"/>
      <text:p text:style-name="P59"><text:s text:c="3"/><text:tab/><text:span text:style-name="T73">Z ardatzarekiko biraketa-matrizea:</text:span></text:p>
      <text:p text:style-name="P62"><draw:custom-shape text:anchor-type="paragraph" draw:z-index="8" draw:name="Forma3" draw:style-name="gr7" draw:text-style-name="P126" svg:width="15.532cm" svg:height="3.462cm" svg:x="1.436cm" svg:y="-0.22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 <text:s text:c="3"/>cos(KG_ABIAD_BIRAK) <text:tab/><text:tab/>sin(KG_ABIAD_BIRAK)*(-1)<text:tab/> 0 <text:tab/> 0</text:p>
      <text:p text:style-name="P62"><text:span text:style-name="T73"><text:s text:c="4"/>s</text:span>in(KG_ABIAD_BIRAK) <text:tab/><text:tab/>cos(KG_ABIAD_BIRAK) <text:tab/><text:tab/> <text:span text:style-name="T73">0 <text:tab/> </text:span>0</text:p>
      <text:p text:style-name="P62"><text:s text:c="2"/><text:tab/><text:tab/> 0<text:tab/><text:tab/><text:tab/><text:tab/><text:tab/><text:span text:style-name="T73">0</text:span><text:tab/><text:tab/><text:tab/> <text:s/><text:span text:style-name="T73">1</text:span><text:tab/> <text:s/>0</text:p>
      <text:p text:style-name="P62"><text:tab/><text:tab/>0<text:tab/><text:tab/><text:tab/><text:tab/><text:tab/>0<text:tab/><text:tab/><text:tab/> <text:s/>0<text:tab/> <text:s/>1</text:p>
      <text:p text:style-name="P60"/>
      <text:p text:style-name="P54"><text:tab/>KG_ABIAD_<text:span text:style-name="T73">BIRAK</text:span> aldagaia aurredefinituta dago definitions.h fitxategian. <text:span text:style-name="T69">Tamaina aldaketa</text:span> egiteko 6 matrize sortu dira (3 ardatz * 2 norabide). <text:span text:style-name="T69">Norabide negatiboa definitzeko, <text:s/>sin() funtzioaren negatiboa</text:span> <text:span text:style-name="T73">kalkulatuko da (funtzioa aurretik negatiboa bada, positibo bihurtuko da).</text:span></text:p>
      <text:p text:style-name="P54">---</text:p>
      <text:p text:style-name="P58">Aldatutako fitxategia: multiMatrix.c</text:p>
      <text:p text:style-name="P35">-&gt; Funtzio berria: biraketa()</text:p>
      <text:h text:style-name="P119" text:outline-level="1"><text:bookmark-start text:name="__RefHeading___Toc969_759114968"/><text:span text:style-name="T4"><text:s/>Aldaketa #</text:span><text:span text:style-name="T6">1</text:span><text:span text:style-name="T7">5</text:span><text:span text:style-name="T4">: </text:span><text:span text:style-name="T7">Objektuak jasandako aldaketak desegiteko aukera</text:span><text:bookmark-end text:name="__RefHeading___Toc969_759114968"/></text:h>
      <text:p text:style-name="P91">Azalpena:</text:p>
      <text:p text:style-name="P92"><text:tab/>Objektuak jasandako aldaketak desegiteko, hainbat aldaketa egin ditugu programaren hainbat klaseetan. </text:p>
      <text:p text:style-name="P72"><text:span text:style-name="T11"><text:tab/>Objektu baten aldaketak desegiteko, objektua aldatuta egon beharko da eta objektuak jazarritako aldaketen informazioa izan behar dugu. Horretarako, objektu bakoitzaren aldaketak “pila” batean gordetzen dira. Objektu bakoitzaren pila egiteko estruktura bat sortu da “aldaketaPila” deitzen dena, non aldaketa egin ostean lortzen dugun matrizearen informazioa gordetzen den. Objektua definitzeko, estrukturan pila bat deklaratu dugu, baita aldaketen kontagailu bat ere. </text:span><text:span text:style-name="T44">(1)</text:span></text:p>
      <text:p text:style-name="P72"><text:span text:style-name="T11"><text:tab/>Behin hau prestatuta, objektua programan kargatzera pasatuko gara. Objektuaren datuak fitxategitik irakurtzen dira eta datu hauek objektua sortzeko erabiltzen dira. Hau egin ondoren, transformazio-matrize berria hasierazten zaio, 4x4-ko identitate matrize bat, zein pilaren lehenengo elementua izango da. Azkenik, objektu horren aldaketa kontagailu hutsera hasierazten da. </text:span><text:span text:style-name="T44">(2)</text:span></text:p>
      <text:p text:style-name="P72"><text:span text:style-name="T11"><text:tab/>Hau eginda, objektu bati aldaketa bat ezartzen zaionean, aldaketa hori egiterakoan sortzen den matrize berria sartzen da objektu horren pilan eta aldaketen kontagailua batean gehituko da. Horretarako pilanGehitu(GLdouble *matrix_aux) erabiliko da </text:span><text:span text:style-name="T44">(3)</text:span><text:span text:style-name="T11">. Funtzio hau aldaketak egiten diren funtzioetan aipatuko da. </text:span><text:span text:style-name="T44">(4)</text:span></text:p>
      <text:p text:style-name="P72"><text:span text:style-name="T11"><text:tab/>Informazio hau izanda, aldaketak desegiteko prest gaude. Funtzio hau egiteko Ctrl + Z teklak erabiltzen dira. </text:span><text:span text:style-name="T44">(5)</text:span><text:span text:style-name="T11"> Tekla konbinazio hau sakatzerakoan, aldaketen kontagailua zero baino handiagoa bada, hautatutako objekturen azken aldaketa desegiten da eta objektuaren pilaren goiko matrizea ezabatuko da. Aldaketen kontagailua ere -1ra aldatzen da. Horretarako, aldaketaDesegin() funtzioa erabiliko da. </text:span><text:span text:style-name="T44">(6) </text:span><text:span text:style-name="T11"><text:s/></text:span></text:p>
      <text:p text:style-name="P91">--</text:p>
      <text:p text:style-name="P71"><text:span text:style-name="T11">Aldatutako fitxategia #1: definitions.h </text:span><text:span text:style-name="T44">(1)</text:span></text:p>
      <text:p text:style-name="P96">struct aldaketaPila{GLdouble * matrix;struct aldaketaPila *next;};</text:p>
      <text:p text:style-name="P96">typedef struct aldaketaPila pila;</text:p>
      <text:p text:style-name="P96">struct object3d { ...; pila * aldaketaPila; GLint num_aldaketak; }</text:p>
      <text:p text:style-name="P91"/>
      <text:p text:style-name="P71"><text:span text:style-name="T11">Aldatutako fitxategia #2: load_obj.c </text:span><text:span text:style-name="T44">(2)</text:span></text:p>
      <text:p text:style-name="P91">(208. lerrotik 211. lerrora)</text:p>
      <text:p text:style-name="P96">pila * pilaBerria = (pila *)malloc(sizeof(pila));</text:p>
      <text:p text:style-name="P78"><text:span text:style-name="T13">pilaBerria-&gt;matrix = object_ptr-&gt;</text:span><text:span text:style-name="T12">matrix;</text:span></text:p>
      <text:p text:style-name="P97">object_ptr-&gt;aldaketaPila = pilaBerria;</text:p>
      <text:p text:style-name="P97">object_ptr-&gt;num_aldaketak=0;</text:p>
      <text:p text:style-name="P93"/>
      <text:p text:style-name="P71"><text:soft-page-break/><text:span text:style-name="T8">Aldatutako fitxategia #3: multiMatrix.c </text:span><text:span text:style-name="T40">(3)</text:span></text:p>
      <text:p text:style-name="P97">void pilanGehitu(GLdouble *matrix_aux){</text:p>
      <text:p text:style-name="P97"><text:s text:c="4"/>pila *pila_aux = (pila *) malloc(sizeof(pila));</text:p>
      <text:p text:style-name="P97"><text:s text:c="4"/>pila_aux-&gt;matrix= matrix_aux;</text:p>
      <text:p text:style-name="P97"><text:s text:c="4"/>pila_aux-&gt;next = _selected_object-&gt;aldaketaPila;</text:p>
      <text:p text:style-name="P97"><text:s text:c="4"/>_selected_object-&gt;aldaketaPila = pila_aux;</text:p>
      <text:p text:style-name="P97"><text:s text:c="4"/>_selected_object-&gt;num_aldaketak+=1;</text:p>
      <text:p text:style-name="P97">}</text:p>
      <text:p text:style-name="P97"/>
      <text:p text:style-name="P98">(146,158,170,227,239,251,307,319,331, 406 eta 421. lerroetan )</text:p>
      <text:p text:style-name="P78"><text:span text:style-name="T12">pilanGehitu(_selected_object-&gt;matrix);</text:span><text:span text:style-name="T45">(4)</text:span></text:p>
      <text:p text:style-name="P97"/>
      <text:p text:style-name="P78"><text:span text:style-name="T12">void aldaketaDesegin(){ </text:span><text:span text:style-name="T45">(6)</text:span></text:p>
      <text:p text:style-name="P97"><text:s text:c="4"/>if(_selected_object-&gt;num_aldaketak&gt;0){</text:p>
      <text:p text:style-name="P97"><text:s text:c="8"/>pila *first_matrix;</text:p>
      <text:p text:style-name="P97"><text:s text:c="8"/>first_matrix = _selected_object-&gt;aldaketaPila-&gt;next;</text:p>
      <text:p text:style-name="P97"><text:s text:c="8"/>_selected_object-&gt;aldaketaPila = 0;</text:p>
      <text:p text:style-name="P97"><text:s text:c="8"/>_selected_object-&gt;aldaketaPila = first_matrix;</text:p>
      <text:p text:style-name="P97"><text:s text:c="8"/>_selected_object-&gt;matrix = first_matrix-&gt;matrix;</text:p>
      <text:p text:style-name="P97"><text:s text:c="8"/>_selected_object-&gt;num_aldaketak-=1;</text:p>
      <text:p text:style-name="P97"><text:s text:c="8"/>printf("Aldaketak desegin dira\n");}</text:p>
      <text:p text:style-name="P97"><text:s text:c="4"/>else{</text:p>
      <text:p text:style-name="P97"><text:s text:c="8"/>printf("Ezin dira aldaketa gehiagorik desegin\n");}</text:p>
      <text:p text:style-name="P97">}//aldaketaDesegin</text:p>
      <text:p text:style-name="P93"/>
      <text:p text:style-name="P71"><text:span text:style-name="T8">Aldatutako fitxategia #4: io.c</text:span><text:span text:style-name="T40"> (5)</text:span></text:p>
      <text:p text:style-name="P97">void keyboard(unsigned char key, int x, int y) {</text:p>
      <text:p text:style-name="P97"><text:tab/>switch (key) {</text:p>
      <text:p text:style-name="P97"><text:tab/><text:tab/>case 26: /* &lt;CTRL + Z*/</text:p>
      <text:p text:style-name="P97"><text:s text:c="12"/><text:tab/><text:tab/>printf("Aldaketak desegin\n");</text:p>
      <text:p text:style-name="P97"><text:s text:c="12"/><text:tab/><text:tab/>aldaketaDesegin();</text:p>
      <text:p text:style-name="P97"><text:s text:c="12"/><text:tab/><text:tab/>break;</text:p>
      <text:p text:style-name="P97"><text:tab/>}</text:p>
      <text:p text:style-name="P97">}</text:p>
      <text:p text:style-name="P97"/>
      <text:p text:style-name="P97"/>
      <text:p text:style-name="P97"/>
      <text:h text:style-name="P114" text:outline-level="1"><text:bookmark-start text:name="__RefHeading___Toc557_1797607716"/><text:span text:style-name="T5"><text:s/>Oharr</text:span><text:span text:style-name="T4">a</text:span><text:span text:style-name="T5">k</text:span><text:bookmark-end text:name="__RefHeading___Toc557_1797607716"/></text:h>
      <text:p text:style-name="P24"><text:bookmark-start text:name="__RefHeading___Toc559_1797607716"/><text:s/>→ Programa konpilatzeko: <text:bookmark-end text:name="__RefHeading___Toc559_1797607716"/></text:p>
      <text:p text:style-name="P24"/>
      <text:p text:style-name="P25">gcc -o KbGprograma *.c -lGL -lGLU -lglut</text:p>
      <text:p text:style-name="P25"/>
      <text:p text:style-name="P24"><text:s/>→ Programa <text:span text:style-name="T74">exekutatzeko</text:span>: </text:p>
      <text:p text:style-name="P24"/>
      <text:p text:style-name="P25">./KbGprograma</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u" fo:country="ES" fo:font-style="italic" officeooo:rsid="0011534b" officeooo:paragraph-rsid="0011534b"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onputagailu bidezko Grafikoak – 2016/2017 ikasturtea – 2. zatia – 2. fasea</text:p>
      </style:header>
      <style:footer>
        <text:p text:style-name="MP2">-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3:25:37.956859458</meta:creation-date>
    <dc:date>2016-11-27T13:07:24.911999694</dc:date>
    <meta:editing-duration>PT4H2M59S</meta:editing-duration>
    <meta:editing-cycles>45</meta:editing-cycles>
    <meta:generator>LibreOffice/5.1.4.2$Linux_X86_64 LibreOffice_project/10m0$Build-2</meta:generator>
    <meta:document-statistic meta:table-count="0" meta:image-count="0" meta:object-count="0" meta:page-count="16" meta:paragraph-count="323" meta:word-count="2282" meta:character-count="20971" meta:non-whitespace-character-count="17998"/>
  </office:meta>
</office:document-meta>
</file>